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.013cm" fo:margin-left="0cm" table:align="left"/>
    </style:style>
    <style:style style:name="Tabel1.A" style:family="table-column">
      <style:table-column-properties style:column-width="4.895cm"/>
    </style:style>
    <style:style style:name="Tabel1.B" style:family="table-column">
      <style:table-column-properties style:column-width="2.593cm"/>
    </style:style>
    <style:style style:name="Tabel1.C" style:family="table-column">
      <style:table-column-properties style:column-width="3.307cm"/>
    </style:style>
    <style:style style:name="Tabel1.D" style:family="table-column">
      <style:table-column-properties style:column-width="2.805cm"/>
    </style:style>
    <style:style style:name="Tabel1.E" style:family="table-column">
      <style:table-column-properties style:column-width="3.413cm"/>
    </style:style>
    <style:style style:name="Tabel1.1" style:family="table-row">
      <style:table-row-properties style:min-row-height="1.296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B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1" style:family="table">
      <style:table-properties style:width="17cm" fo:margin-left="-0.018cm" fo:margin-top="0cm" fo:margin-bottom="0cm" table:align="left" style:writing-mode="lr-tb"/>
    </style:style>
    <style:style style:name="Tabel21.A" style:family="table-column">
      <style:table-column-properties style:column-width="1.743cm"/>
    </style:style>
    <style:style style:name="Tabel21.B" style:family="table-column">
      <style:table-column-properties style:column-width="1.501cm"/>
    </style:style>
    <style:style style:name="Tabel21.C" style:family="table-column">
      <style:table-column-properties style:column-width="1.75cm"/>
    </style:style>
    <style:style style:name="Tabel21.D" style:family="table-column">
      <style:table-column-properties style:column-width="1.753cm"/>
    </style:style>
    <style:style style:name="Tabel21.E" style:family="table-column">
      <style:table-column-properties style:column-width="1.752cm"/>
    </style:style>
    <style:style style:name="Tabel21.F" style:family="table-column">
      <style:table-column-properties style:column-width="1.699cm"/>
    </style:style>
    <style:style style:name="Tabel21.G" style:family="table-column">
      <style:table-column-properties style:column-width="1.603cm"/>
    </style:style>
    <style:style style:name="Tabel21.H" style:family="table-column">
      <style:table-column-properties style:column-width="1.799cm"/>
    </style:style>
    <style:style style:name="Tabel21.I" style:family="table-column">
      <style:table-column-properties style:column-width="1.646cm"/>
    </style:style>
    <style:style style:name="Tabel21.J" style:family="table-column">
      <style:table-column-properties style:column-width="1.755cm"/>
    </style:style>
    <style:style style:name="Tabel21.1" style:family="table-row">
      <style:table-row-properties style:min-row-height="1.236cm" fo:keep-together="auto"/>
    </style:style>
    <style:style style:name="Tabel21.A1" style:family="table-cell">
      <style:table-cell-properties fo:padding="0.097cm" fo:border-left="0.25pt solid #000001" fo:border-right="0.5pt solid #00000a" fo:border-top="0.25pt solid #000001" fo:border-bottom="none"/>
    </style:style>
    <style:style style:name="Tabel21.B1" style:family="table-cell">
      <style:table-cell-properties fo:padding-left="0.018cm" fo:padding-right="0.018cm" fo:padding-top="0cm" fo:padding-bottom="0cm" fo:border-left="0.5pt solid #00000a" fo:border-right="none" fo:border-top="0.25pt solid #000001" fo:border-bottom="none"/>
    </style:style>
    <style:style style:name="Tabel21.C1" style:family="table-cell">
      <style:table-cell-properties fo:padding="0.097cm" fo:border-left="0.25pt solid #000001" fo:border-right="0.5pt solid #00000a" fo:border-top="0.25pt solid #000001" fo:border-bottom="0.5pt solid #00000a"/>
    </style:style>
    <style:style style:name="Tabel21.E1" style:family="table-cell">
      <style:table-cell-properties fo:padding="0.097cm" fo:border-left="0.5pt solid #00000a" fo:border-right="none" fo:border-top="0.25pt solid #000001" fo:border-bottom="0.5pt solid #00000a"/>
    </style:style>
    <style:style style:name="Tabel21.G1" style:family="table-cell">
      <style:table-cell-properties fo:padding="0.097cm" fo:border-left="0.25pt solid #000001" fo:border-right="none" fo:border-top="0.25pt solid #000001" fo:border-bottom="0.5pt solid #00000a"/>
    </style:style>
    <style:style style:name="Tabel21.I1" style:family="table-cell">
      <style:table-cell-properties fo:padding="0.097cm" fo:border-left="0.25pt solid #000001" fo:border-right="0.25pt solid #000001" fo:border-top="0.25pt solid #000001" fo:border-bottom="0.5pt solid #00000a"/>
    </style:style>
    <style:style style:name="Tabel21.2" style:family="table-row">
      <style:table-row-properties style:min-row-height="0.707cm" fo:keep-together="auto"/>
    </style:style>
    <style:style style:name="Tabel21.C2" style:family="table-cell">
      <style:table-cell-properties fo:padding="0.097cm" fo:border-left="0.25pt solid #000001" fo:border-right="0.5pt solid #00000a" fo:border-top="0.5pt solid #00000a" fo:border-bottom="0.25pt solid #000001"/>
    </style:style>
    <style:style style:name="Tabel21.D2" style:family="table-cell">
      <style:table-cell-properties fo:padding-left="0.018cm" fo:padding-right="0.018cm" fo:padding-top="0cm" fo:padding-bottom="0cm" fo:border-left="0.25pt solid #000001" fo:border-right="0.5pt solid #00000a" fo:border-top="0.5pt solid #00000a" fo:border-bottom="0.25pt solid #000001"/>
    </style:style>
    <style:style style:name="Tabel21.E2" style:family="table-cell">
      <style:table-cell-properties fo:padding="0.097cm" fo:border-left="0.5pt solid #00000a" fo:border-right="none" fo:border-top="0.5pt solid #00000a" fo:border-bottom="0.25pt solid #000001"/>
    </style:style>
    <style:style style:name="Tabel21.F2" style:family="table-cell">
      <style:table-cell-properties fo:padding-left="0.018cm" fo:padding-right="0.018cm" fo:padding-top="0cm" fo:padding-bottom="0cm" fo:border-left="0.5pt solid #00000a" fo:border-right="none" fo:border-top="0.5pt solid #00000a" fo:border-bottom="0.25pt solid #000001"/>
    </style:style>
    <style:style style:name="Tabel21.I2" style:family="table-cell">
      <style:table-cell-properties fo:padding="0.097cm" fo:border-left="0.5pt solid #00000a" fo:border-right="0.5pt solid #00000a" fo:border-top="0.5pt solid #00000a" fo:border-bottom="0.25pt solid #000001"/>
    </style:style>
    <style:style style:name="Tabel21.J2" style:family="table-cell">
      <style:table-cell-properties fo:padding-left="0.018cm" fo:padding-right="0.018cm" fo:padding-top="0cm" fo:padding-bottom="0cm" fo:border-left="0.5pt solid #00000a" fo:border-right="0.25pt solid #000001" fo:border-top="0.5pt solid #00000a" fo:border-bottom="0.25pt solid #000001"/>
    </style:style>
    <style:style style:name="Tabel21.3" style:family="table-row">
      <style:table-row-properties fo:keep-together="auto"/>
    </style:style>
    <style:style style:name="Tabel21.A3" style:family="table-cell">
      <style:table-cell-properties fo:padding="0.097cm" fo:border-left="0.25pt solid #000001" fo:border-right="0.5pt solid #00000a" fo:border-top="none" fo:border-bottom="0.25pt solid #000001"/>
    </style:style>
    <style:style style:name="Tabel21.B3" style:family="table-cell">
      <style:table-cell-properties fo:padding-left="0.018cm" fo:padding-right="0.018cm" fo:padding-top="0cm" fo:padding-bottom="0cm" fo:border-left="0.5pt solid #00000a" fo:border-right="none" fo:border-top="none" fo:border-bottom="0.25pt solid #000001"/>
    </style:style>
    <style:style style:name="Tabel21.J3" style:family="table-cell">
      <style:table-cell-properties fo:padding-left="0.018cm" fo:padding-right="0.018cm" fo:padding-top="0cm" fo:padding-bottom="0cm" fo:border-left="0.5pt solid #00000a" fo:border-right="0.25pt solid #000001" fo:border-top="none" fo:border-bottom="0.25pt solid #000001"/>
    </style:style>
    <style:style style:name="Tabel21.4" style:family="table-row">
      <style:table-row-properties fo:keep-together="auto"/>
    </style:style>
    <style:style style:name="Tabel21.5" style:family="table-row">
      <style:table-row-properties style:min-row-height="0.87cm" fo:keep-together="auto"/>
    </style:style>
    <style:style style:name="Tabel21.6" style:family="table-row">
      <style:table-row-properties fo:keep-together="auto"/>
    </style:style>
    <style:style style:name="Tabel21.7" style:family="table-row">
      <style:table-row-properties fo:keep-together="auto"/>
    </style:style>
    <style:style style:name="Tabel21.8" style:family="table-row">
      <style:table-row-properties style:min-row-height="0.817cm" fo:keep-together="auto"/>
    </style:style>
    <style:style style:name="Tabel21.9" style:family="table-row">
      <style:table-row-properties style:min-row-height="0.714cm" fo:keep-together="auto"/>
    </style:style>
    <style:style style:name="Tabel21.10" style:family="table-row">
      <style:table-row-properties fo:keep-together="auto"/>
    </style:style>
    <style:style style:name="Tabel21.11" style:family="table-row">
      <style:table-row-properties fo:keep-together="auto"/>
    </style:style>
    <style:style style:name="Tabel21.12" style:family="table-row">
      <style:table-row-properties style:min-row-height="0.736cm" fo:keep-together="auto"/>
    </style:style>
    <style:style style:name="Tabel21.13" style:family="table-row">
      <style:table-row-properties fo:keep-together="auto"/>
    </style:style>
    <style:style style:name="Tabel21.14" style:family="table-row">
      <style:table-row-properties fo:keep-together="auto"/>
    </style:style>
    <style:style style:name="Tabel21.15" style:family="table-row">
      <style:table-row-properties fo:keep-together="auto"/>
    </style:style>
    <style:style style:name="Tabel21.16" style:family="table-row">
      <style:table-row-properties style:min-row-height="0.605cm" fo:keep-together="auto"/>
    </style:style>
    <style:style style:name="Tabel21.17" style:family="table-row">
      <style:table-row-properties style:min-row-height="0.026cm" fo:keep-together="auto"/>
    </style:style>
    <style:style style:name="Tabel21.18" style:family="table-row">
      <style:table-row-properties style:min-row-height="0.758cm" fo:keep-together="auto"/>
    </style:style>
    <style:style style:name="Tabel2" style:family="table">
      <style:table-properties style:width="17cm" fo:margin-left="-0.018cm" fo:margin-top="0cm" fo:margin-bottom="0cm" table:align="left" style:writing-mode="lr-tb"/>
    </style:style>
    <style:style style:name="Tabel2.A" style:family="table-column">
      <style:table-column-properties style:column-width="1.743cm"/>
    </style:style>
    <style:style style:name="Tabel2.B" style:family="table-column">
      <style:table-column-properties style:column-width="1.501cm"/>
    </style:style>
    <style:style style:name="Tabel2.C" style:family="table-column">
      <style:table-column-properties style:column-width="1.75cm"/>
    </style:style>
    <style:style style:name="Tabel2.D" style:family="table-column">
      <style:table-column-properties style:column-width="1.753cm"/>
    </style:style>
    <style:style style:name="Tabel2.E" style:family="table-column">
      <style:table-column-properties style:column-width="1.752cm"/>
    </style:style>
    <style:style style:name="Tabel2.F" style:family="table-column">
      <style:table-column-properties style:column-width="1.699cm"/>
    </style:style>
    <style:style style:name="Tabel2.G" style:family="table-column">
      <style:table-column-properties style:column-width="1.603cm"/>
    </style:style>
    <style:style style:name="Tabel2.H" style:family="table-column">
      <style:table-column-properties style:column-width="1.799cm"/>
    </style:style>
    <style:style style:name="Tabel2.I" style:family="table-column">
      <style:table-column-properties style:column-width="1.646cm"/>
    </style:style>
    <style:style style:name="Tabel2.J" style:family="table-column">
      <style:table-column-properties style:column-width="1.755cm"/>
    </style:style>
    <style:style style:name="Tabel2.1" style:family="table-row">
      <style:table-row-properties style:min-row-height="1.236cm" fo:keep-together="auto"/>
    </style:style>
    <style:style style:name="Tabel2.A1" style:family="table-cell">
      <style:table-cell-properties fo:padding="0.097cm" fo:border-left="0.25pt solid #000001" fo:border-right="0.5pt solid #00000a" fo:border-top="0.25pt solid #000001" fo:border-bottom="none"/>
    </style:style>
    <style:style style:name="Tabel2.B1" style:family="table-cell">
      <style:table-cell-properties fo:padding-left="0.018cm" fo:padding-right="0.018cm" fo:padding-top="0cm" fo:padding-bottom="0cm" fo:border-left="0.5pt solid #00000a" fo:border-right="none" fo:border-top="0.25pt solid #000001" fo:border-bottom="none"/>
    </style:style>
    <style:style style:name="Tabel2.C1" style:family="table-cell">
      <style:table-cell-properties fo:padding="0.097cm" fo:border-left="0.25pt solid #000001" fo:border-right="0.5pt solid #00000a" fo:border-top="0.25pt solid #000001" fo:border-bottom="0.5pt solid #00000a"/>
    </style:style>
    <style:style style:name="Tabel2.E1" style:family="table-cell">
      <style:table-cell-properties fo:padding="0.097cm" fo:border-left="0.5pt solid #00000a" fo:border-right="none" fo:border-top="0.25pt solid #000001" fo:border-bottom="0.5pt solid #00000a"/>
    </style:style>
    <style:style style:name="Tabel2.G1" style:family="table-cell">
      <style:table-cell-properties fo:padding="0.097cm" fo:border-left="0.25pt solid #000001" fo:border-right="none" fo:border-top="0.25pt solid #000001" fo:border-bottom="0.5pt solid #00000a"/>
    </style:style>
    <style:style style:name="Tabel2.I1" style:family="table-cell">
      <style:table-cell-properties fo:padding="0.097cm" fo:border-left="0.25pt solid #000001" fo:border-right="0.25pt solid #000001" fo:border-top="0.25pt solid #000001" fo:border-bottom="0.5pt solid #00000a"/>
    </style:style>
    <style:style style:name="Tabel2.2" style:family="table-row">
      <style:table-row-properties style:min-row-height="0.707cm" fo:keep-together="auto"/>
    </style:style>
    <style:style style:name="Tabel2.C2" style:family="table-cell">
      <style:table-cell-properties fo:padding="0.097cm" fo:border-left="0.25pt solid #000001" fo:border-right="0.5pt solid #00000a" fo:border-top="0.5pt solid #00000a" fo:border-bottom="0.25pt solid #000001"/>
    </style:style>
    <style:style style:name="Tabel2.D2" style:family="table-cell">
      <style:table-cell-properties fo:padding-left="0.018cm" fo:padding-right="0.018cm" fo:padding-top="0cm" fo:padding-bottom="0cm" fo:border-left="0.25pt solid #000001" fo:border-right="0.5pt solid #00000a" fo:border-top="0.5pt solid #00000a" fo:border-bottom="0.25pt solid #000001"/>
    </style:style>
    <style:style style:name="Tabel2.E2" style:family="table-cell">
      <style:table-cell-properties fo:padding="0.097cm" fo:border-left="0.5pt solid #00000a" fo:border-right="none" fo:border-top="0.5pt solid #00000a" fo:border-bottom="0.25pt solid #000001"/>
    </style:style>
    <style:style style:name="Tabel2.F2" style:family="table-cell">
      <style:table-cell-properties fo:padding-left="0.018cm" fo:padding-right="0.018cm" fo:padding-top="0cm" fo:padding-bottom="0cm" fo:border-left="0.5pt solid #00000a" fo:border-right="none" fo:border-top="0.5pt solid #00000a" fo:border-bottom="0.25pt solid #000001"/>
    </style:style>
    <style:style style:name="Tabel2.I2" style:family="table-cell">
      <style:table-cell-properties fo:padding="0.097cm" fo:border-left="0.5pt solid #00000a" fo:border-right="0.5pt solid #00000a" fo:border-top="0.5pt solid #00000a" fo:border-bottom="0.25pt solid #000001"/>
    </style:style>
    <style:style style:name="Tabel2.J2" style:family="table-cell">
      <style:table-cell-properties fo:padding-left="0.018cm" fo:padding-right="0.018cm" fo:padding-top="0cm" fo:padding-bottom="0cm" fo:border-left="0.5pt solid #00000a" fo:border-right="0.25pt solid #000001" fo:border-top="0.5pt solid #00000a" fo:border-bottom="0.25pt solid #000001"/>
    </style:style>
    <style:style style:name="Tabel2.3" style:family="table-row">
      <style:table-row-properties fo:keep-together="auto"/>
    </style:style>
    <style:style style:name="Tabel2.A3" style:family="table-cell">
      <style:table-cell-properties fo:padding="0.097cm" fo:border-left="0.25pt solid #000001" fo:border-right="0.5pt solid #00000a" fo:border-top="none" fo:border-bottom="0.25pt solid #000001"/>
    </style:style>
    <style:style style:name="Tabel2.B3" style:family="table-cell">
      <style:table-cell-properties fo:padding-left="0.018cm" fo:padding-right="0.018cm" fo:padding-top="0cm" fo:padding-bottom="0cm" fo:border-left="0.5pt solid #00000a" fo:border-right="none" fo:border-top="none" fo:border-bottom="0.25pt solid #000001"/>
    </style:style>
    <style:style style:name="Tabel2.J3" style:family="table-cell">
      <style:table-cell-properties fo:padding-left="0.018cm" fo:padding-right="0.018cm" fo:padding-top="0cm" fo:padding-bottom="0cm" fo:border-left="0.5pt solid #00000a" fo:border-right="0.25pt solid #000001" fo:border-top="none" fo:border-bottom="0.25pt solid #000001"/>
    </style:style>
    <style:style style:name="Tabel2.4" style:family="table-row">
      <style:table-row-properties fo:keep-together="auto"/>
    </style:style>
    <style:style style:name="Tabel2.5" style:family="table-row">
      <style:table-row-properties style:min-row-height="0.87cm" fo:keep-together="auto"/>
    </style:style>
    <style:style style:name="Tabel2.6" style:family="table-row">
      <style:table-row-properties fo:keep-together="auto"/>
    </style:style>
    <style:style style:name="Tabel2.7" style:family="table-row">
      <style:table-row-properties fo:keep-together="auto"/>
    </style:style>
    <style:style style:name="Tabel2.8" style:family="table-row">
      <style:table-row-properties style:min-row-height="0.817cm" fo:keep-together="auto"/>
    </style:style>
    <style:style style:name="Tabel2.9" style:family="table-row">
      <style:table-row-properties style:min-row-height="0.714cm" fo:keep-together="auto"/>
    </style:style>
    <style:style style:name="Tabel2.10" style:family="table-row">
      <style:table-row-properties fo:keep-together="auto"/>
    </style:style>
    <style:style style:name="Tabel2.11" style:family="table-row">
      <style:table-row-properties fo:keep-together="auto"/>
    </style:style>
    <style:style style:name="Tabel2.12" style:family="table-row">
      <style:table-row-properties style:min-row-height="0.736cm" fo:keep-together="auto"/>
    </style:style>
    <style:style style:name="Tabel2.13" style:family="table-row">
      <style:table-row-properties fo:keep-together="auto"/>
    </style:style>
    <style:style style:name="Tabel2.14" style:family="table-row">
      <style:table-row-properties fo:keep-together="auto"/>
    </style:style>
    <style:style style:name="Tabel2.15" style:family="table-row">
      <style:table-row-properties fo:keep-together="auto"/>
    </style:style>
    <style:style style:name="Tabel2.16" style:family="table-row">
      <style:table-row-properties style:min-row-height="0.026cm" fo:keep-together="auto"/>
    </style:style>
    <style:style style:name="Tabel2.18" style:family="table-row">
      <style:table-row-properties style:min-row-height="0.758cm" fo:keep-together="auto"/>
    </style:style>
    <style:style style:name="P1" style:family="paragraph" style:parent-style-name="Standard">
      <style:text-properties officeooo:paragraph-rsid="001c105c"/>
    </style:style>
    <style:style style:name="P2" style:family="paragraph" style:parent-style-name="Standard">
      <style:text-properties officeooo:rsid="0026ec4b" officeooo:paragraph-rsid="0026ec4b"/>
    </style:style>
    <style:style style:name="P3" style:family="paragraph" style:parent-style-name="Standard">
      <style:text-properties officeooo:rsid="0026ec4b" officeooo:paragraph-rsid="0050b34c"/>
    </style:style>
    <style:style style:name="P4" style:family="paragraph" style:parent-style-name="Standard">
      <style:text-properties officeooo:rsid="0026ec4b" officeooo:paragraph-rsid="0056525c"/>
    </style:style>
    <style:style style:name="P5" style:family="paragraph" style:parent-style-name="Standard">
      <style:text-properties officeooo:rsid="00285b01" officeooo:paragraph-rsid="0056525c"/>
    </style:style>
    <style:style style:name="P6" style:family="paragraph" style:parent-style-name="Standard">
      <style:text-properties officeooo:rsid="002884d1" officeooo:paragraph-rsid="002884d1"/>
    </style:style>
    <style:style style:name="P7" style:family="paragraph" style:parent-style-name="Standard">
      <style:text-properties officeooo:rsid="002884d1" officeooo:paragraph-rsid="0050b34c"/>
    </style:style>
    <style:style style:name="P8" style:family="paragraph" style:parent-style-name="Standard">
      <style:text-properties officeooo:rsid="002884d1" officeooo:paragraph-rsid="0056525c"/>
    </style:style>
    <style:style style:name="P9" style:family="paragraph" style:parent-style-name="Standard">
      <style:text-properties officeooo:rsid="00293035" officeooo:paragraph-rsid="00293035"/>
    </style:style>
    <style:style style:name="P10" style:family="paragraph" style:parent-style-name="Standard">
      <style:text-properties officeooo:rsid="00293035" officeooo:paragraph-rsid="0050b34c"/>
    </style:style>
    <style:style style:name="P11" style:family="paragraph" style:parent-style-name="Standard">
      <style:text-properties officeooo:rsid="00293035" officeooo:paragraph-rsid="0056525c"/>
    </style:style>
    <style:style style:name="P12" style:family="paragraph" style:parent-style-name="Standard">
      <style:text-properties officeooo:rsid="002b417c" officeooo:paragraph-rsid="002b417c"/>
    </style:style>
    <style:style style:name="P13" style:family="paragraph" style:parent-style-name="Standard">
      <style:text-properties officeooo:rsid="002b417c" officeooo:paragraph-rsid="0050b34c"/>
    </style:style>
    <style:style style:name="P14" style:family="paragraph" style:parent-style-name="Standard">
      <style:text-properties officeooo:rsid="002b417c" officeooo:paragraph-rsid="0056525c"/>
    </style:style>
    <style:style style:name="P15" style:family="paragraph" style:parent-style-name="Standard">
      <style:text-properties officeooo:rsid="002c1703" officeooo:paragraph-rsid="002c1703"/>
    </style:style>
    <style:style style:name="P16" style:family="paragraph" style:parent-style-name="Standard">
      <style:text-properties officeooo:rsid="002c1703" officeooo:paragraph-rsid="0050b34c"/>
    </style:style>
    <style:style style:name="P17" style:family="paragraph" style:parent-style-name="Standard">
      <style:text-properties officeooo:rsid="002c1703" officeooo:paragraph-rsid="0056525c"/>
    </style:style>
    <style:style style:name="P18" style:family="paragraph" style:parent-style-name="Standard">
      <style:text-properties officeooo:rsid="002cc827" officeooo:paragraph-rsid="0056525c"/>
    </style:style>
    <style:style style:name="P19" style:family="paragraph" style:parent-style-name="Standard">
      <style:text-properties officeooo:rsid="002d6235" officeooo:paragraph-rsid="002d6235"/>
    </style:style>
    <style:style style:name="P20" style:family="paragraph" style:parent-style-name="Standard">
      <style:text-properties officeooo:rsid="002d6235" officeooo:paragraph-rsid="0050b34c"/>
    </style:style>
    <style:style style:name="P21" style:family="paragraph" style:parent-style-name="Standard">
      <style:text-properties officeooo:rsid="002d6235" officeooo:paragraph-rsid="0056525c"/>
    </style:style>
    <style:style style:name="P22" style:family="paragraph" style:parent-style-name="Standard">
      <style:text-properties officeooo:rsid="002e908a" officeooo:paragraph-rsid="002e908a"/>
    </style:style>
    <style:style style:name="P23" style:family="paragraph" style:parent-style-name="Standard">
      <style:text-properties officeooo:rsid="002e908a" officeooo:paragraph-rsid="0050b34c"/>
    </style:style>
    <style:style style:name="P24" style:family="paragraph" style:parent-style-name="Standard">
      <style:text-properties officeooo:rsid="002e908a" officeooo:paragraph-rsid="0056525c"/>
    </style:style>
    <style:style style:name="P25" style:family="paragraph" style:parent-style-name="Standard">
      <style:text-properties officeooo:rsid="002f87f5" officeooo:paragraph-rsid="002f87f5"/>
    </style:style>
    <style:style style:name="P26" style:family="paragraph" style:parent-style-name="Standard">
      <style:text-properties officeooo:rsid="002f87f5" officeooo:paragraph-rsid="0056525c"/>
    </style:style>
    <style:style style:name="P27" style:family="paragraph" style:parent-style-name="Standard">
      <style:text-properties officeooo:rsid="003144fd" officeooo:paragraph-rsid="003144fd"/>
    </style:style>
    <style:style style:name="P28" style:family="paragraph" style:parent-style-name="Standard">
      <style:text-properties officeooo:rsid="003144fd" officeooo:paragraph-rsid="0050b34c"/>
    </style:style>
    <style:style style:name="P29" style:family="paragraph" style:parent-style-name="Standard">
      <style:text-properties officeooo:rsid="003144fd" officeooo:paragraph-rsid="0056525c"/>
    </style:style>
    <style:style style:name="P30" style:family="paragraph" style:parent-style-name="Standard">
      <style:text-properties officeooo:rsid="00320f10" officeooo:paragraph-rsid="00320f10"/>
    </style:style>
    <style:style style:name="P31" style:family="paragraph" style:parent-style-name="Standard">
      <style:text-properties officeooo:rsid="00320f10" officeooo:paragraph-rsid="0056525c"/>
    </style:style>
    <style:style style:name="P32" style:family="paragraph" style:parent-style-name="Standard">
      <style:text-properties officeooo:rsid="0032bc88" officeooo:paragraph-rsid="0032bc88"/>
    </style:style>
    <style:style style:name="P33" style:family="paragraph" style:parent-style-name="Standard">
      <style:text-properties officeooo:rsid="0032bc88" officeooo:paragraph-rsid="0050b34c"/>
    </style:style>
    <style:style style:name="P34" style:family="paragraph" style:parent-style-name="Standard">
      <style:text-properties officeooo:rsid="0032bc88" officeooo:paragraph-rsid="0056525c"/>
    </style:style>
    <style:style style:name="P35" style:family="paragraph" style:parent-style-name="Standard">
      <style:text-properties officeooo:rsid="003409fc" officeooo:paragraph-rsid="003409fc"/>
    </style:style>
    <style:style style:name="P36" style:family="paragraph" style:parent-style-name="Standard">
      <style:text-properties officeooo:rsid="003409fc" officeooo:paragraph-rsid="0050b34c"/>
    </style:style>
    <style:style style:name="P37" style:family="paragraph" style:parent-style-name="Standard">
      <style:text-properties officeooo:rsid="003409fc" officeooo:paragraph-rsid="0056525c"/>
    </style:style>
    <style:style style:name="P38" style:family="paragraph" style:parent-style-name="Standard">
      <style:text-properties officeooo:rsid="0034d29d" officeooo:paragraph-rsid="0034d29d"/>
    </style:style>
    <style:style style:name="P39" style:family="paragraph" style:parent-style-name="Standard">
      <style:text-properties officeooo:rsid="0034d29d" officeooo:paragraph-rsid="0050b34c"/>
    </style:style>
    <style:style style:name="P40" style:family="paragraph" style:parent-style-name="Standard">
      <style:text-properties officeooo:rsid="0034d29d" officeooo:paragraph-rsid="0056525c"/>
    </style:style>
    <style:style style:name="P41" style:family="paragraph" style:parent-style-name="Standard">
      <style:text-properties officeooo:rsid="0035b3e4" officeooo:paragraph-rsid="0035b3e4"/>
    </style:style>
    <style:style style:name="P42" style:family="paragraph" style:parent-style-name="Standard">
      <style:text-properties officeooo:rsid="0035b3e4" officeooo:paragraph-rsid="0050b34c"/>
    </style:style>
    <style:style style:name="P43" style:family="paragraph" style:parent-style-name="Standard">
      <style:text-properties officeooo:rsid="0035b3e4" officeooo:paragraph-rsid="0056525c"/>
    </style:style>
    <style:style style:name="P44" style:family="paragraph" style:parent-style-name="Standard">
      <style:text-properties officeooo:rsid="00369b1d" officeooo:paragraph-rsid="00369b1d"/>
    </style:style>
    <style:style style:name="P45" style:family="paragraph" style:parent-style-name="Standard">
      <style:text-properties officeooo:rsid="00369b1d" officeooo:paragraph-rsid="0050b34c"/>
    </style:style>
    <style:style style:name="P46" style:family="paragraph" style:parent-style-name="Standard">
      <style:text-properties officeooo:rsid="00369b1d" officeooo:paragraph-rsid="0056525c"/>
    </style:style>
    <style:style style:name="P47" style:family="paragraph" style:parent-style-name="Standard">
      <style:text-properties officeooo:rsid="00383367" officeooo:paragraph-rsid="00383367"/>
    </style:style>
    <style:style style:name="P48" style:family="paragraph" style:parent-style-name="Standard">
      <style:text-properties officeooo:rsid="00383367" officeooo:paragraph-rsid="0050b34c"/>
    </style:style>
    <style:style style:name="P49" style:family="paragraph" style:parent-style-name="Standard">
      <style:text-properties officeooo:rsid="00383367" officeooo:paragraph-rsid="0056525c"/>
    </style:style>
    <style:style style:name="P50" style:family="paragraph" style:parent-style-name="Standard">
      <style:text-properties officeooo:rsid="00389e64" officeooo:paragraph-rsid="00389e64"/>
    </style:style>
    <style:style style:name="P51" style:family="paragraph" style:parent-style-name="Standard">
      <style:text-properties officeooo:rsid="00389e64" officeooo:paragraph-rsid="0050b34c"/>
    </style:style>
    <style:style style:name="P52" style:family="paragraph" style:parent-style-name="Standard">
      <style:text-properties officeooo:rsid="00389e64" officeooo:paragraph-rsid="0056525c"/>
    </style:style>
    <style:style style:name="P53" style:family="paragraph" style:parent-style-name="Standard">
      <style:text-properties officeooo:rsid="0038e303" officeooo:paragraph-rsid="0038e303"/>
    </style:style>
    <style:style style:name="P54" style:family="paragraph" style:parent-style-name="Standard">
      <style:text-properties officeooo:rsid="0038e303" officeooo:paragraph-rsid="0056525c"/>
    </style:style>
    <style:style style:name="P55" style:family="paragraph" style:parent-style-name="Standard">
      <style:text-properties fo:font-weight="normal" officeooo:rsid="003e882e" officeooo:paragraph-rsid="003e882e" style:font-weight-asian="normal" style:font-weight-complex="normal"/>
    </style:style>
    <style:style style:name="P56" style:family="paragraph" style:parent-style-name="Standard">
      <style:text-properties officeooo:rsid="0041efc6" officeooo:paragraph-rsid="0041efc6"/>
    </style:style>
    <style:style style:name="P57" style:family="paragraph" style:parent-style-name="Standard">
      <style:text-properties officeooo:rsid="0041efc6" officeooo:paragraph-rsid="0050b34c"/>
    </style:style>
    <style:style style:name="P58" style:family="paragraph" style:parent-style-name="Standard">
      <style:text-properties officeooo:rsid="0041efc6" officeooo:paragraph-rsid="0056525c"/>
    </style:style>
    <style:style style:name="P59" style:family="paragraph" style:parent-style-name="Standard">
      <style:text-properties style:font-name="Liberation Serif" fo:font-size="12pt" fo:font-weight="normal" officeooo:rsid="003e882e" officeooo:paragraph-rsid="0043ecdb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weight="bold" officeooo:paragraph-rsid="003e882e" style:font-weight-asian="bold"/>
    </style:style>
    <style:style style:name="P61" style:family="paragraph" style:parent-style-name="Standard">
      <style:text-properties officeooo:rsid="00466ec9" officeooo:paragraph-rsid="00466ec9"/>
    </style:style>
    <style:style style:name="P62" style:family="paragraph" style:parent-style-name="Standard">
      <style:text-properties officeooo:rsid="00466ec9" officeooo:paragraph-rsid="0050b34c"/>
    </style:style>
    <style:style style:name="P63" style:family="paragraph" style:parent-style-name="Standard">
      <style:text-properties officeooo:rsid="00466ec9" officeooo:paragraph-rsid="0056525c"/>
    </style:style>
    <style:style style:name="P64" style:family="paragraph" style:parent-style-name="Standard">
      <style:text-properties officeooo:rsid="00482906" officeooo:paragraph-rsid="00482906"/>
    </style:style>
    <style:style style:name="P65" style:family="paragraph" style:parent-style-name="Standard">
      <style:text-properties officeooo:rsid="00482906" officeooo:paragraph-rsid="0050b34c"/>
    </style:style>
    <style:style style:name="P66" style:family="paragraph" style:parent-style-name="Standard">
      <style:text-properties officeooo:rsid="00482906" officeooo:paragraph-rsid="0056525c"/>
    </style:style>
    <style:style style:name="P67" style:family="paragraph" style:parent-style-name="Standard">
      <style:text-properties officeooo:rsid="004a04bd" officeooo:paragraph-rsid="004a04bd"/>
    </style:style>
    <style:style style:name="P68" style:family="paragraph" style:parent-style-name="Standard">
      <style:text-properties officeooo:rsid="004a04bd" officeooo:paragraph-rsid="0050b34c"/>
    </style:style>
    <style:style style:name="P69" style:family="paragraph" style:parent-style-name="Standard">
      <style:text-properties officeooo:rsid="004a04bd" officeooo:paragraph-rsid="0056525c"/>
    </style:style>
    <style:style style:name="P70" style:family="paragraph" style:parent-style-name="Standard">
      <style:text-properties officeooo:rsid="004a8bd4" officeooo:paragraph-rsid="004a8bd4"/>
    </style:style>
    <style:style style:name="P71" style:family="paragraph" style:parent-style-name="Standard">
      <style:text-properties officeooo:rsid="004a8bd4" officeooo:paragraph-rsid="0050b34c"/>
    </style:style>
    <style:style style:name="P72" style:family="paragraph" style:parent-style-name="Standard">
      <style:text-properties officeooo:rsid="004a8bd4" officeooo:paragraph-rsid="0056525c"/>
    </style:style>
    <style:style style:name="P73" style:family="paragraph" style:parent-style-name="Standard">
      <style:text-properties officeooo:rsid="004c6b5d" officeooo:paragraph-rsid="004c6b5d"/>
    </style:style>
    <style:style style:name="P74" style:family="paragraph" style:parent-style-name="Standard">
      <style:text-properties officeooo:rsid="004c6b5d" officeooo:paragraph-rsid="0050b34c"/>
    </style:style>
    <style:style style:name="P75" style:family="paragraph" style:parent-style-name="Standard">
      <style:text-properties officeooo:rsid="004c6b5d" officeooo:paragraph-rsid="0056525c"/>
    </style:style>
    <style:style style:name="P76" style:family="paragraph" style:parent-style-name="Standard">
      <style:text-properties officeooo:rsid="004cd7df" officeooo:paragraph-rsid="004cd7df"/>
    </style:style>
    <style:style style:name="P77" style:family="paragraph" style:parent-style-name="Standard">
      <style:text-properties officeooo:rsid="004cd7df" officeooo:paragraph-rsid="0050b34c"/>
    </style:style>
    <style:style style:name="P78" style:family="paragraph" style:parent-style-name="Standard">
      <style:text-properties officeooo:rsid="004cd7df" officeooo:paragraph-rsid="0056525c"/>
    </style:style>
    <style:style style:name="P79" style:family="paragraph" style:parent-style-name="Standard">
      <style:text-properties officeooo:rsid="004ec883" officeooo:paragraph-rsid="004ec883"/>
    </style:style>
    <style:style style:name="P80" style:family="paragraph" style:parent-style-name="Standard">
      <style:text-properties officeooo:rsid="004ec883" officeooo:paragraph-rsid="0050b34c"/>
    </style:style>
    <style:style style:name="P81" style:family="paragraph" style:parent-style-name="Standard">
      <style:text-properties officeooo:rsid="004ec883" officeooo:paragraph-rsid="0056525c"/>
    </style:style>
    <style:style style:name="P82" style:family="paragraph" style:parent-style-name="Standard">
      <style:text-properties officeooo:rsid="004f877e" officeooo:paragraph-rsid="004f877e"/>
    </style:style>
    <style:style style:name="P83" style:family="paragraph" style:parent-style-name="Standard">
      <style:text-properties officeooo:rsid="004f877e" officeooo:paragraph-rsid="0050b34c"/>
    </style:style>
    <style:style style:name="P84" style:family="paragraph" style:parent-style-name="Standard">
      <style:text-properties officeooo:rsid="004f877e" officeooo:paragraph-rsid="0056525c"/>
    </style:style>
    <style:style style:name="P85" style:family="paragraph" style:parent-style-name="Standard">
      <style:text-properties officeooo:paragraph-rsid="0050b34c"/>
    </style:style>
    <style:style style:name="P86" style:family="paragraph" style:parent-style-name="Standard">
      <style:text-properties officeooo:rsid="0050b34c" officeooo:paragraph-rsid="0050b34c"/>
    </style:style>
    <style:style style:name="P87" style:family="paragraph" style:parent-style-name="Standard">
      <style:text-properties officeooo:rsid="0050c373" officeooo:paragraph-rsid="0050c373"/>
    </style:style>
    <style:style style:name="P88" style:family="paragraph" style:parent-style-name="Standard">
      <style:text-properties officeooo:rsid="0050c373" officeooo:paragraph-rsid="0056525c"/>
    </style:style>
    <style:style style:name="P89" style:family="paragraph" style:parent-style-name="Standard">
      <style:text-properties officeooo:rsid="0052c14e" officeooo:paragraph-rsid="0052c14e"/>
    </style:style>
    <style:style style:name="P90" style:family="paragraph" style:parent-style-name="Standard">
      <style:text-properties officeooo:rsid="0052c14e" officeooo:paragraph-rsid="0056525c"/>
    </style:style>
    <style:style style:name="P91" style:family="paragraph" style:parent-style-name="Standard">
      <style:text-properties officeooo:rsid="0054e6af" officeooo:paragraph-rsid="0054e6af"/>
    </style:style>
    <style:style style:name="P92" style:family="paragraph" style:parent-style-name="Standard">
      <style:text-properties officeooo:rsid="0054e6af" officeooo:paragraph-rsid="0056525c"/>
    </style:style>
    <style:style style:name="P93" style:family="paragraph" style:parent-style-name="Standard">
      <style:text-properties officeooo:rsid="0054ecc1" officeooo:paragraph-rsid="0054ecc1"/>
    </style:style>
    <style:style style:name="P94" style:family="paragraph" style:parent-style-name="Standard">
      <style:text-properties officeooo:rsid="0056525c" officeooo:paragraph-rsid="0056525c"/>
    </style:style>
    <style:style style:name="P95" style:family="paragraph" style:parent-style-name="Standard">
      <style:text-properties officeooo:paragraph-rsid="0056525c"/>
    </style:style>
    <style:style style:name="P96" style:family="paragraph" style:parent-style-name="Table_20_Contents">
      <style:text-properties fo:font-size="10pt" fo:language="de" fo:country="DE" officeooo:paragraph-rsid="001c105c" style:font-size-asian="10pt"/>
    </style:style>
    <style:style style:name="P97" style:family="paragraph" style:parent-style-name="Table_20_Contents">
      <style:text-properties fo:font-size="10pt" fo:language="de" fo:country="DE" officeooo:paragraph-rsid="0050b34c" style:font-size-asian="10pt"/>
    </style:style>
    <style:style style:name="P98" style:family="paragraph" style:parent-style-name="Table_20_Contents">
      <style:text-properties fo:font-size="10pt" fo:language="de" fo:country="DE" officeooo:paragraph-rsid="0056525c" style:font-size-asian="10pt"/>
    </style:style>
    <style:style style:name="P99" style:family="paragraph" style:parent-style-name="Table_20_Contents">
      <style:text-properties fo:font-size="9pt" fo:language="de" fo:country="DE" officeooo:paragraph-rsid="001c105c" style:font-size-asian="9pt"/>
    </style:style>
    <style:style style:name="P100" style:family="paragraph" style:parent-style-name="Table_20_Contents">
      <style:text-properties fo:font-size="9pt" fo:language="de" fo:country="DE" officeooo:paragraph-rsid="0050b34c" style:font-size-asian="9pt"/>
    </style:style>
    <style:style style:name="P101" style:family="paragraph" style:parent-style-name="Table_20_Contents">
      <style:text-properties fo:font-size="9pt" fo:language="de" fo:country="DE" officeooo:paragraph-rsid="0056525c" style:font-size-asian="9pt"/>
    </style:style>
    <style:style style:name="P102" style:family="paragraph" style:parent-style-name="Table_20_Contents">
      <style:paragraph-properties fo:text-align="center" style:justify-single-word="false"/>
      <style:text-properties fo:font-size="11pt" officeooo:paragraph-rsid="001c105c" style:font-size-asian="11pt"/>
    </style:style>
    <style:style style:name="P103" style:family="paragraph" style:parent-style-name="Table_20_Contents">
      <style:paragraph-properties fo:text-align="center" style:justify-single-word="false"/>
      <style:text-properties fo:font-size="11pt" officeooo:paragraph-rsid="0050b34c" style:font-size-asian="11pt"/>
    </style:style>
    <style:style style:name="P104" style:family="paragraph" style:parent-style-name="Table_20_Contents">
      <style:paragraph-properties fo:text-align="center" style:justify-single-word="false"/>
      <style:text-properties fo:font-size="11pt" officeooo:paragraph-rsid="0056525c" style:font-size-asian="11pt"/>
    </style:style>
    <style:style style:name="P105" style:family="paragraph" style:parent-style-name="Table_20_Contents">
      <style:paragraph-properties fo:text-align="center" style:justify-single-word="false"/>
      <style:text-properties fo:font-size="11pt" officeooo:rsid="0043b3bd" officeooo:paragraph-rsid="0043b3bd" style:font-size-asian="11pt" style:font-size-complex="11pt"/>
    </style:style>
    <style:style style:name="P106" style:family="paragraph" style:parent-style-name="Table_20_Contents">
      <style:text-properties fo:font-size="8pt" fo:font-weight="bold" officeooo:paragraph-rsid="001c105c" style:font-size-asian="8pt" style:font-weight-asian="bold" style:font-size-complex="8pt"/>
    </style:style>
    <style:style style:name="P107" style:family="paragraph" style:parent-style-name="Table_20_Contents">
      <style:text-properties fo:font-size="8pt" fo:font-weight="bold" officeooo:paragraph-rsid="0050b34c" style:font-size-asian="8pt" style:font-weight-asian="bold" style:font-size-complex="8pt"/>
    </style:style>
    <style:style style:name="P108" style:family="paragraph" style:parent-style-name="Table_20_Contents">
      <style:text-properties fo:font-size="8pt" fo:font-weight="bold" officeooo:paragraph-rsid="0056525c" style:font-size-asian="8pt" style:font-weight-asian="bold" style:font-size-complex="8pt"/>
    </style:style>
    <style:style style:name="P109" style:family="paragraph" style:parent-style-name="Table_20_Contents">
      <style:text-properties fo:font-size="8pt" officeooo:paragraph-rsid="001c105c" style:font-size-asian="8pt"/>
    </style:style>
    <style:style style:name="P110" style:family="paragraph" style:parent-style-name="Table_20_Contents">
      <style:text-properties fo:font-size="8pt" officeooo:rsid="001cff44" officeooo:paragraph-rsid="001cff44" style:font-size-asian="8pt"/>
    </style:style>
    <style:style style:name="P111" style:family="paragraph" style:parent-style-name="Table_20_Contents">
      <style:text-properties fo:font-size="8pt" officeooo:rsid="001cff44" officeooo:paragraph-rsid="0050b34c" style:font-size-asian="8pt"/>
    </style:style>
    <style:style style:name="P112" style:family="paragraph" style:parent-style-name="Table_20_Contents">
      <style:text-properties fo:font-size="8pt" officeooo:rsid="001cff44" officeooo:paragraph-rsid="0056525c" style:font-size-asian="8pt"/>
    </style:style>
    <style:style style:name="P113" style:family="paragraph" style:parent-style-name="Table_20_Contents">
      <style:text-properties fo:font-size="8pt" officeooo:paragraph-rsid="0041efc6" style:font-size-asian="8pt"/>
    </style:style>
    <style:style style:name="P114" style:family="paragraph" style:parent-style-name="Table_20_Contents">
      <style:text-properties fo:font-size="8pt" officeooo:paragraph-rsid="0050b34c" style:font-size-asian="8pt"/>
    </style:style>
    <style:style style:name="P115" style:family="paragraph" style:parent-style-name="Table_20_Contents">
      <style:text-properties fo:font-size="8pt" officeooo:paragraph-rsid="0056525c" style:font-size-asian="8pt"/>
    </style:style>
    <style:style style:name="P116" style:family="paragraph" style:parent-style-name="Table_20_Contents">
      <style:text-properties fo:font-size="7pt" fo:font-weight="bold" officeooo:paragraph-rsid="001c105c" style:font-size-asian="7pt" style:font-weight-asian="bold" style:font-size-complex="8pt"/>
    </style:style>
    <style:style style:name="P117" style:family="paragraph" style:parent-style-name="Table_20_Contents">
      <style:text-properties fo:font-size="7pt" fo:font-weight="bold" officeooo:paragraph-rsid="0050b34c" style:font-size-asian="7pt" style:font-weight-asian="bold" style:font-size-complex="8pt"/>
    </style:style>
    <style:style style:name="P118" style:family="paragraph" style:parent-style-name="Table_20_Contents">
      <style:text-properties fo:font-size="7pt" fo:font-weight="bold" officeooo:paragraph-rsid="0056525c" style:font-size-asian="7pt" style:font-weight-asian="bold" style:font-size-complex="8pt"/>
    </style:style>
    <style:style style:name="P119" style:family="paragraph" style:parent-style-name="Table_20_Contents">
      <style:text-properties officeooo:rsid="0043b3bd" officeooo:paragraph-rsid="0043b3bd"/>
    </style:style>
    <style:style style:name="P120" style:family="paragraph" style:parent-style-name="Table_20_Contents">
      <style:paragraph-properties fo:text-align="center" style:justify-single-word="false"/>
      <style:text-properties officeooo:rsid="0043b3bd" officeooo:paragraph-rsid="0043b3bd"/>
    </style:style>
    <style:style style:name="P121" style:family="paragraph" style:parent-style-name="Table_20_Contents">
      <style:text-properties officeooo:rsid="00466ec9" officeooo:paragraph-rsid="00466ec9"/>
    </style:style>
    <style:style style:name="P122" style:family="paragraph" style:parent-style-name="Table_20_Contents">
      <style:text-properties officeooo:rsid="00466ec9" officeooo:paragraph-rsid="0050b34c"/>
    </style:style>
    <style:style style:name="P123" style:family="paragraph" style:parent-style-name="Table_20_Contents">
      <style:text-properties officeooo:rsid="00466ec9" officeooo:paragraph-rsid="0056525c"/>
    </style:style>
    <style:style style:name="P124" style:family="paragraph" style:parent-style-name="Table_20_Contents">
      <style:text-properties officeooo:rsid="00482906" officeooo:paragraph-rsid="00482906"/>
    </style:style>
    <style:style style:name="P125" style:family="paragraph" style:parent-style-name="Table_20_Contents">
      <style:text-properties officeooo:rsid="00482906" officeooo:paragraph-rsid="0050b34c"/>
    </style:style>
    <style:style style:name="P126" style:family="paragraph" style:parent-style-name="Table_20_Contents">
      <style:text-properties officeooo:rsid="00482906" officeooo:paragraph-rsid="0056525c"/>
    </style:style>
    <style:style style:name="P127" style:family="paragraph" style:parent-style-name="Table_20_Contents">
      <style:text-properties officeooo:paragraph-rsid="0050b34c"/>
    </style:style>
    <style:style style:name="P128" style:family="paragraph" style:parent-style-name="Table_20_Contents">
      <style:text-properties officeooo:paragraph-rsid="0056525c"/>
    </style:style>
    <style:style style:name="P129" style:family="paragraph" style:parent-style-name="Table_20_Contents">
      <style:paragraph-properties fo:margin-left="1.251cm" fo:margin-right="0cm" fo:text-indent="-1.251cm" style:auto-text-indent="false"/>
      <style:text-properties fo:font-size="7pt" fo:font-weight="bold" officeooo:paragraph-rsid="001c105c" style:font-size-asian="7pt" style:font-weight-asian="bold" style:font-size-complex="8pt"/>
    </style:style>
    <style:style style:name="P130" style:family="paragraph" style:parent-style-name="Table_20_Contents">
      <style:paragraph-properties fo:margin-left="1.251cm" fo:margin-right="0cm" fo:text-indent="-1.251cm" style:auto-text-indent="false"/>
      <style:text-properties fo:font-size="7pt" fo:font-weight="bold" officeooo:paragraph-rsid="0050b34c" style:font-size-asian="7pt" style:font-weight-asian="bold" style:font-size-complex="8pt"/>
    </style:style>
    <style:style style:name="P131" style:family="paragraph" style:parent-style-name="Table_20_Contents">
      <style:paragraph-properties fo:margin-left="1.251cm" fo:margin-right="0cm" fo:text-indent="-1.251cm" style:auto-text-indent="false"/>
      <style:text-properties fo:font-size="7pt" fo:font-weight="bold" officeooo:paragraph-rsid="0056525c" style:font-size-asian="7pt" style:font-weight-asian="bold" style:font-size-complex="8pt"/>
    </style:style>
    <style:style style:name="P132" style:family="paragraph" style:parent-style-name="caption">
      <style:text-properties officeooo:paragraph-rsid="001c105c"/>
    </style:style>
    <style:style style:name="P133" style:family="paragraph" style:parent-style-name="caption">
      <style:text-properties officeooo:paragraph-rsid="0050b34c"/>
    </style:style>
    <style:style style:name="P134" style:family="paragraph" style:parent-style-name="caption">
      <style:text-properties officeooo:paragraph-rsid="0056525c"/>
    </style:style>
    <style:style style:name="P135" style:family="paragraph" style:parent-style-name="caption">
      <style:paragraph-properties fo:text-align="start" style:justify-single-word="false" fo:keep-with-next="always"/>
      <style:text-properties fo:font-weight="normal" officeooo:rsid="003e882e" officeooo:paragraph-rsid="003e882e" style:font-weight-asian="normal" style:font-weight-complex="normal"/>
    </style:style>
    <style:style style:name="P136" style:family="paragraph" style:parent-style-name="caption">
      <style:paragraph-properties fo:text-align="start" style:justify-single-word="false" fo:keep-with-next="always"/>
      <style:text-properties style:font-name="Liberation Serif" fo:font-size="12pt" fo:font-weight="normal" officeooo:rsid="003e882e" officeooo:paragraph-rsid="0043ecdb" style:font-size-asian="12pt" style:font-weight-asian="normal" style:font-size-complex="12pt" style:font-weight-complex="normal"/>
    </style:style>
    <style:style style:name="P137" style:family="paragraph" style:parent-style-name="Standard">
      <style:text-properties officeooo:rsid="0041efc6" officeooo:paragraph-rsid="002f87f5"/>
    </style:style>
    <style:style style:name="P138" style:family="paragraph" style:parent-style-name="Standard">
      <style:text-properties officeooo:rsid="0041efc6" officeooo:paragraph-rsid="0050b34c"/>
    </style:style>
    <style:style style:name="P139" style:family="paragraph" style:parent-style-name="Standard">
      <style:text-properties officeooo:rsid="0054ecc1" officeooo:paragraph-rsid="004cd7df"/>
    </style:style>
    <style:style style:name="P140" style:family="paragraph" style:parent-style-name="Standard">
      <style:text-properties officeooo:rsid="0050c373" officeooo:paragraph-rsid="0050b34c"/>
    </style:style>
    <style:style style:name="P141" style:family="paragraph" style:parent-style-name="Standard">
      <style:text-properties officeooo:rsid="0050c373" officeooo:paragraph-rsid="0056525c"/>
    </style:style>
    <style:style style:name="P142" style:family="paragraph" style:parent-style-name="Standard">
      <style:text-properties officeooo:rsid="0054e6af" officeooo:paragraph-rsid="0050b34c"/>
    </style:style>
    <style:style style:name="P143" style:family="paragraph" style:parent-style-name="Standard">
      <style:text-properties officeooo:rsid="0054e6af" officeooo:paragraph-rsid="0056525c"/>
    </style:style>
    <style:style style:name="P144" style:family="paragraph" style:parent-style-name="Standard">
      <style:text-properties officeooo:rsid="005824b5" officeooo:paragraph-rsid="005824b5"/>
    </style:style>
    <style:style style:name="P145" style:family="paragraph" style:parent-style-name="Standard">
      <style:text-properties officeooo:rsid="005824b5" officeooo:paragraph-rsid="005c12d0"/>
    </style:style>
    <style:style style:name="P146" style:family="paragraph" style:parent-style-name="Standard">
      <style:text-properties officeooo:rsid="005913ab" officeooo:paragraph-rsid="005913ab"/>
    </style:style>
    <style:style style:name="P147" style:family="paragraph" style:parent-style-name="Standard">
      <style:text-properties officeooo:rsid="005913ab" officeooo:paragraph-rsid="005c12d0"/>
    </style:style>
    <style:style style:name="P148" style:family="paragraph" style:parent-style-name="Standard">
      <style:text-properties officeooo:rsid="002c1703" officeooo:paragraph-rsid="002c1703"/>
    </style:style>
    <style:style style:name="P149" style:family="paragraph" style:parent-style-name="Standard">
      <style:text-properties officeooo:rsid="002c1703" officeooo:paragraph-rsid="005c12d0"/>
    </style:style>
    <style:style style:name="P150" style:family="paragraph" style:parent-style-name="Standard">
      <style:text-properties officeooo:rsid="002f87f5" officeooo:paragraph-rsid="002f87f5"/>
    </style:style>
    <style:style style:name="P151" style:family="paragraph" style:parent-style-name="Standard">
      <style:text-properties officeooo:rsid="002f87f5" officeooo:paragraph-rsid="005c12d0"/>
    </style:style>
    <style:style style:name="P152" style:family="paragraph" style:parent-style-name="Standard">
      <style:text-properties officeooo:rsid="00320f10" officeooo:paragraph-rsid="00320f10"/>
    </style:style>
    <style:style style:name="P153" style:family="paragraph" style:parent-style-name="Standard">
      <style:text-properties officeooo:rsid="00320f10" officeooo:paragraph-rsid="005c12d0"/>
    </style:style>
    <style:style style:name="P154" style:family="paragraph" style:parent-style-name="Standard">
      <style:text-properties officeooo:rsid="003409fc" officeooo:paragraph-rsid="003409fc"/>
    </style:style>
    <style:style style:name="P155" style:family="paragraph" style:parent-style-name="Standard">
      <style:text-properties officeooo:rsid="003409fc" officeooo:paragraph-rsid="005c12d0"/>
    </style:style>
    <style:style style:name="P156" style:family="paragraph" style:parent-style-name="Standard">
      <style:text-properties officeooo:rsid="00369b1d" officeooo:paragraph-rsid="00369b1d"/>
    </style:style>
    <style:style style:name="P157" style:family="paragraph" style:parent-style-name="Standard">
      <style:text-properties officeooo:rsid="00369b1d" officeooo:paragraph-rsid="005c12d0"/>
    </style:style>
    <style:style style:name="P158" style:family="paragraph" style:parent-style-name="Standard">
      <style:text-properties officeooo:rsid="00389e64" officeooo:paragraph-rsid="00389e64"/>
    </style:style>
    <style:style style:name="P159" style:family="paragraph" style:parent-style-name="Standard">
      <style:text-properties officeooo:rsid="00389e64" officeooo:paragraph-rsid="005c12d0"/>
    </style:style>
    <style:style style:name="P160" style:family="paragraph" style:parent-style-name="Standard">
      <style:text-properties officeooo:rsid="0038e303" officeooo:paragraph-rsid="0038e303"/>
    </style:style>
    <style:style style:name="P161" style:family="paragraph" style:parent-style-name="Standard">
      <style:text-properties officeooo:rsid="0038e303" officeooo:paragraph-rsid="005c12d0"/>
    </style:style>
    <style:style style:name="P162" style:family="paragraph" style:parent-style-name="Standard">
      <style:text-properties officeooo:paragraph-rsid="005c12d0"/>
    </style:style>
    <style:style style:name="P163" style:family="paragraph" style:parent-style-name="Standard">
      <style:text-properties officeooo:rsid="005c934c" officeooo:paragraph-rsid="005c934c"/>
    </style:style>
    <style:style style:name="P164" style:family="paragraph" style:parent-style-name="Standard">
      <style:text-properties officeooo:rsid="005d3cbc" officeooo:paragraph-rsid="005d3cbc"/>
    </style:style>
    <style:style style:name="P165" style:family="paragraph" style:parent-style-name="caption">
      <style:text-properties fo:font-weight="bold" officeooo:paragraph-rsid="0050b34c" style:font-weight-asian="bold"/>
    </style:style>
    <style:style style:name="P166" style:family="paragraph" style:parent-style-name="caption">
      <style:text-properties fo:font-weight="bold" officeooo:paragraph-rsid="0056525c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2aa4d"/>
    </style:style>
    <style:style style:name="T3" style:family="text">
      <style:text-properties officeooo:rsid="002b417c"/>
    </style:style>
    <style:style style:name="T4" style:family="text">
      <style:text-properties officeooo:rsid="0034d29d"/>
    </style:style>
    <style:style style:name="T5" style:family="text">
      <style:text-properties officeooo:rsid="00389e64"/>
    </style:style>
    <style:style style:name="T6" style:family="text">
      <style:text-properties officeooo:rsid="003f54e4"/>
    </style:style>
    <style:style style:name="T7" style:family="text">
      <style:text-properties officeooo:rsid="0041efc6"/>
    </style:style>
    <style:style style:name="T8" style:family="text">
      <style:text-properties officeooo:rsid="00421560"/>
    </style:style>
    <style:style style:name="T9" style:family="text">
      <style:text-properties officeooo:rsid="00466ec9"/>
    </style:style>
    <style:style style:name="T10" style:family="text">
      <style:text-properties officeooo:rsid="00482906"/>
    </style:style>
    <style:style style:name="T11" style:family="text">
      <style:text-properties officeooo:rsid="004a8bd4"/>
    </style:style>
    <style:style style:name="T12" style:family="text">
      <style:text-properties officeooo:rsid="004cd7df"/>
    </style:style>
    <style:style style:name="T13" style:family="text">
      <style:text-properties officeooo:rsid="005016b0"/>
    </style:style>
    <style:style style:name="T14" style:family="text">
      <style:text-properties officeooo:rsid="0050b34c"/>
    </style:style>
    <style:style style:name="T15" style:family="text">
      <style:text-properties officeooo:rsid="0050c373"/>
    </style:style>
    <style:style style:name="T16" style:family="text">
      <style:text-properties officeooo:rsid="0052c14e"/>
    </style:style>
    <style:style style:name="T17" style:family="text">
      <style:text-properties officeooo:rsid="0054e6af"/>
    </style:style>
    <style:style style:name="T18" style:family="text">
      <style:text-properties officeooo:rsid="0054ecc1"/>
    </style:style>
    <style:style style:name="T19" style:family="text">
      <style:text-properties officeooo:rsid="0056525c"/>
    </style:style>
    <style:style style:name="T20" style:family="text">
      <style:text-properties officeooo:rsid="005913ab"/>
    </style:style>
    <style:style style:name="T21" style:family="text">
      <style:text-properties officeooo:rsid="005a4af0"/>
    </style:style>
    <style:style style:name="T22" style:family="text">
      <style:text-properties officeooo:rsid="005c934c"/>
    </style:style>
    <style:style style:name="T23" style:family="text">
      <style:text-properties officeooo:rsid="005d3c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le"/>
      </text:sequence-decls>
      <text:p text:style-name="P135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 table:style-name="Tabel1.1">
          <table:table-cell table:style-name="Tabel1.A1" table:number-rows-spanned="2" office:value-type="string">
            <text:p text:style-name="P120">Artikelname</text:p>
          </table:table-cell>
          <table:table-cell table:style-name="Tabel1.B1" table:number-columns-spanned="2" office:value-type="string">
            <text:p text:style-name="P120">Trainingsphase </text:p>
          </table:table-cell>
          <table:covered-table-cell/>
          <table:table-cell table:style-name="Tabel1.B1" table:number-columns-spanned="2" office:value-type="string">
            <text:p text:style-name="P120">Testphase </text:p>
          </table:table-cell>
          <table:covered-table-cell/>
        </table:table-row>
        <table:table-row>
          <table:covered-table-cell/>
          <table:table-cell table:style-name="Tabel1.B2" office:value-type="string">
            <text:p text:style-name="P105">Anzahl der Elemente </text:p>
          </table:table-cell>
          <table:table-cell table:style-name="Tabel1.C2" office:value-type="string">
            <text:p text:style-name="P105">Durchschnittspreis </text:p>
          </table:table-cell>
          <table:table-cell table:style-name="Tabel1.B2" office:value-type="string">
            <text:p text:style-name="P105">Anzahl der Elemente </text:p>
          </table:table-cell>
          <table:table-cell table:style-name="Tabel1.C2" office:value-type="string">
            <text:p text:style-name="P105">Durchschnittspreis</text:p>
          </table:table-cell>
        </table:table-row>
        <table:table-row>
          <table:table-cell table:style-name="Tabel1.B2" office:value-type="string">
            <text:p text:style-name="P136">1. GORILLA MOUNTAIN <text:s text:c="2"/></text:p>
          </table:table-cell>
          <table:table-cell table:style-name="Tabel1.B2" office:value-type="string">
            <text:p text:style-name="Table_20_Contents">62</text:p>
          </table:table-cell>
          <table:table-cell table:style-name="Tabel1.B2" office:value-type="string">
            <text:p text:style-name="P119">9.08</text:p>
          </table:table-cell>
          <table:table-cell table:style-name="Tabel1.B2" office:value-type="string">
            <text:p text:style-name="Table_20_Contents">30</text:p>
          </table:table-cell>
          <table:table-cell table:style-name="Tabel1.C2" office:value-type="string">
            <text:p text:style-name="Table_20_Contents">11.82</text:p>
          </table:table-cell>
        </table:table-row>
        <table:table-row>
          <table:table-cell table:style-name="Tabel1.B2" office:value-type="string">
            <text:p text:style-name="P59">2.OBERKEULE</text:p>
          </table:table-cell>
          <table:table-cell table:style-name="Tabel1.B2" office:value-type="string">
            <text:p text:style-name="Table_20_Contents">117</text:p>
          </table:table-cell>
          <table:table-cell table:style-name="Tabel1.B2" office:value-type="string">
            <text:p text:style-name="Table_20_Contents">7.61</text:p>
          </table:table-cell>
          <table:table-cell table:style-name="Tabel1.B2" office:value-type="string">
            <text:p text:style-name="Table_20_Contents">58</text:p>
          </table:table-cell>
          <table:table-cell table:style-name="Tabel1.C2" office:value-type="string">
            <text:p text:style-name="Table_20_Contents">8.98</text:p>
          </table:table-cell>
        </table:table-row>
        <table:table-row>
          <table:table-cell table:style-name="Tabel1.B2" office:value-type="string">
            <text:p text:style-name="P59">3. MITTELALT STUECK</text:p>
          </table:table-cell>
          <table:table-cell table:style-name="Tabel1.B2" office:value-type="string">
            <text:p text:style-name="Table_20_Contents">40</text:p>
          </table:table-cell>
          <table:table-cell table:style-name="Tabel1.B2" office:value-type="string">
            <text:p text:style-name="Table_20_Contents">2.39</text:p>
          </table:table-cell>
          <table:table-cell table:style-name="Tabel1.B2" office:value-type="string">
            <text:p text:style-name="Table_20_Contents">20</text:p>
          </table:table-cell>
          <table:table-cell table:style-name="Tabel1.C2" office:value-type="string">
            <text:p text:style-name="Table_20_Contents">2.06</text:p>
          </table:table-cell>
        </table:table-row>
        <table:table-row>
          <table:table-cell table:style-name="Tabel1.B2" office:value-type="string">
            <text:p text:style-name="P59">4.LAMMSPIE<text:span text:style-name="T8">SS</text:span>E</text:p>
          </table:table-cell>
          <table:table-cell table:style-name="Tabel1.B2" office:value-type="string">
            <text:p text:style-name="Table_20_Contents">48</text:p>
          </table:table-cell>
          <table:table-cell table:style-name="Tabel1.B2" office:value-type="string">
            <text:p text:style-name="Table_20_Contents">6.34</text:p>
          </table:table-cell>
          <table:table-cell table:style-name="Tabel1.B2" office:value-type="string">
            <text:p text:style-name="Table_20_Contents">23</text:p>
          </table:table-cell>
          <table:table-cell table:style-name="Tabel1.C2" office:value-type="string">
            <text:p text:style-name="Table_20_Contents">7.07</text:p>
          </table:table-cell>
        </table:table-row>
        <table:table-row>
          <table:table-cell table:style-name="Tabel1.B2" office:value-type="string">
            <text:p text:style-name="P59">5. REVIERSTEAKS</text:p>
          </table:table-cell>
          <table:table-cell table:style-name="Tabel1.B2" office:value-type="string">
            <text:p text:style-name="Table_20_Contents">27</text:p>
          </table:table-cell>
          <table:table-cell table:style-name="Tabel1.B2" office:value-type="string">
            <text:p text:style-name="Table_20_Contents">5.82</text:p>
          </table:table-cell>
          <table:table-cell table:style-name="Tabel1.B2" office:value-type="string">
            <text:p text:style-name="Table_20_Contents">13</text:p>
          </table:table-cell>
          <table:table-cell table:style-name="Tabel1.C2" office:value-type="string">
            <text:p text:style-name="Table_20_Contents">6.57</text:p>
          </table:table-cell>
        </table:table-row>
        <table:table-row>
          <table:table-cell table:style-name="Tabel1.B2" office:value-type="string">
            <text:p text:style-name="P59">6.PUTENSTEAKS</text:p>
          </table:table-cell>
          <table:table-cell table:style-name="Tabel1.B2" office:value-type="string">
            <text:p text:style-name="Table_20_Contents">39</text:p>
          </table:table-cell>
          <table:table-cell table:style-name="Tabel1.B2" office:value-type="string">
            <text:p text:style-name="Table_20_Contents">4.24</text:p>
          </table:table-cell>
          <table:table-cell table:style-name="Tabel1.B2" office:value-type="string">
            <text:p text:style-name="Table_20_Contents">19</text:p>
          </table:table-cell>
          <table:table-cell table:style-name="Tabel1.C2" office:value-type="string">
            <text:p text:style-name="Table_20_Contents">4.70</text:p>
          </table:table-cell>
        </table:table-row>
        <table:table-row>
          <table:table-cell table:style-name="Tabel1.B2" office:value-type="string">
            <text:p text:style-name="P59">7. WEINE </text:p>
          </table:table-cell>
          <table:table-cell table:style-name="Tabel1.B2" office:value-type="string">
            <text:p text:style-name="Table_20_Contents">183</text:p>
          </table:table-cell>
          <table:table-cell table:style-name="Tabel1.B2" office:value-type="string">
            <text:p text:style-name="Table_20_Contents">4.02</text:p>
          </table:table-cell>
          <table:table-cell table:style-name="Tabel1.B2" office:value-type="string">
            <text:p text:style-name="Table_20_Contents">91</text:p>
          </table:table-cell>
          <table:table-cell table:style-name="Tabel1.C2" office:value-type="string">
            <text:p text:style-name="Table_20_Contents">4.31</text:p>
          </table:table-cell>
        </table:table-row>
        <table:table-row>
          <table:table-cell table:style-name="Tabel1.B2" office:value-type="string">
            <text:p text:style-name="P59">8. SCHWENKSTEAK </text:p>
          </table:table-cell>
          <table:table-cell table:style-name="Tabel1.B2" office:value-type="string">
            <text:p text:style-name="Table_20_Contents">28</text:p>
          </table:table-cell>
          <table:table-cell table:style-name="Tabel1.B2" office:value-type="string">
            <text:p text:style-name="Table_20_Contents">4.23</text:p>
          </table:table-cell>
          <table:table-cell table:style-name="Tabel1.B2" office:value-type="string">
            <text:p text:style-name="Table_20_Contents">14</text:p>
          </table:table-cell>
          <table:table-cell table:style-name="Tabel1.C2" office:value-type="string">
            <text:p text:style-name="Table_20_Contents">4.22</text:p>
          </table:table-cell>
        </table:table-row>
        <table:table-row>
          <table:table-cell table:style-name="Tabel1.B2" office:value-type="string">
            <text:p text:style-name="P59">9. H<text:span text:style-name="T6">UE</text:span>HNCHEN</text:p>
          </table:table-cell>
          <table:table-cell table:style-name="Tabel1.B2" office:value-type="string">
            <text:p text:style-name="Table_20_Contents">67</text:p>
          </table:table-cell>
          <table:table-cell table:style-name="Tabel1.B2" office:value-type="string">
            <text:p text:style-name="Table_20_Contents">6.24</text:p>
          </table:table-cell>
          <table:table-cell table:style-name="Tabel1.B2" office:value-type="string">
            <text:p text:style-name="Table_20_Contents">33</text:p>
          </table:table-cell>
          <table:table-cell table:style-name="Tabel1.C2" office:value-type="string">
            <text:p text:style-name="Table_20_Contents">6.76</text:p>
          </table:table-cell>
        </table:table-row>
        <table:table-row>
          <table:table-cell table:style-name="Tabel1.B2" office:value-type="string">
            <text:p text:style-name="P59">10. GRILLADAS</text:p>
          </table:table-cell>
          <table:table-cell table:style-name="Tabel1.B2" office:value-type="string">
            <text:p text:style-name="Table_20_Contents">52</text:p>
          </table:table-cell>
          <table:table-cell table:style-name="Tabel1.B2" office:value-type="string">
            <text:p text:style-name="Table_20_Contents">8.82</text:p>
          </table:table-cell>
          <table:table-cell table:style-name="Tabel1.B2" office:value-type="string">
            <text:p text:style-name="Table_20_Contents">26</text:p>
          </table:table-cell>
          <table:table-cell table:style-name="Tabel1.C2" office:value-type="string">
            <text:p text:style-name="Table_20_Contents">9.03</text:p>
          </table:table-cell>
        </table:table-row>
        <table:table-row>
          <table:table-cell table:style-name="Tabel1.B2" office:value-type="string">
            <text:p text:style-name="P59">11. KOLUMBIEN SUPREMO</text:p>
          </table:table-cell>
          <table:table-cell table:style-name="Tabel1.B2" office:value-type="string">
            <text:p text:style-name="Table_20_Contents">49</text:p>
          </table:table-cell>
          <table:table-cell table:style-name="Tabel1.B2" office:value-type="string">
            <text:p text:style-name="Table_20_Contents">6.64</text:p>
          </table:table-cell>
          <table:table-cell table:style-name="Tabel1.B2" office:value-type="string">
            <text:p text:style-name="Table_20_Contents">24</text:p>
          </table:table-cell>
          <table:table-cell table:style-name="Tabel1.C2" office:value-type="string">
            <text:p text:style-name="Table_20_Contents">11.60</text:p>
          </table:table-cell>
        </table:table-row>
        <table:table-row>
          <table:table-cell table:style-name="Tabel1.B2" office:value-type="string">
            <text:p text:style-name="P59">12. GUATEMALA </text:p>
          </table:table-cell>
          <table:table-cell table:style-name="Tabel1.B2" office:value-type="string">
            <text:p text:style-name="Table_20_Contents">27</text:p>
          </table:table-cell>
          <table:table-cell table:style-name="Tabel1.B2" office:value-type="string">
            <text:p text:style-name="Table_20_Contents">6.76</text:p>
          </table:table-cell>
          <table:table-cell table:style-name="Tabel1.B2" office:value-type="string">
            <text:p text:style-name="Table_20_Contents">23</text:p>
          </table:table-cell>
          <table:table-cell table:style-name="Tabel1.C2" office:value-type="string">
            <text:p text:style-name="Table_20_Contents">10.17</text:p>
          </table:table-cell>
        </table:table-row>
        <table:table-row>
          <table:table-cell table:style-name="Tabel1.B2" office:value-type="string">
            <text:p text:style-name="P59">13. SCHWARZW<text:span text:style-name="T6">AE</text:span>LDER</text:p>
          </table:table-cell>
          <table:table-cell table:style-name="Tabel1.B2" office:value-type="string">
            <text:p text:style-name="Table_20_Contents">42</text:p>
          </table:table-cell>
          <table:table-cell table:style-name="Tabel1.B2" office:value-type="string">
            <text:p text:style-name="Table_20_Contents">4.71</text:p>
          </table:table-cell>
          <table:table-cell table:style-name="Tabel1.B2" office:value-type="string">
            <text:p text:style-name="Table_20_Contents">21</text:p>
          </table:table-cell>
          <table:table-cell table:style-name="Tabel1.C2" office:value-type="string">
            <text:p text:style-name="Table_20_Contents">4.70</text:p>
          </table:table-cell>
        </table:table-row>
        <table:table-row>
          <table:table-cell table:style-name="Tabel1.B2" office:value-type="string">
            <text:p text:style-name="P59">14.BRASILIEN YELLOW BOU</text:p>
          </table:table-cell>
          <table:table-cell table:style-name="Tabel1.B2" office:value-type="string">
            <text:p text:style-name="Table_20_Contents">66</text:p>
          </table:table-cell>
          <table:table-cell table:style-name="Tabel1.B2" office:value-type="string">
            <text:p text:style-name="Table_20_Contents">6.10</text:p>
          </table:table-cell>
          <table:table-cell table:style-name="Tabel1.B2" office:value-type="string">
            <text:p text:style-name="Table_20_Contents">32</text:p>
          </table:table-cell>
          <table:table-cell table:style-name="Tabel1.C2" office:value-type="string">
            <text:p text:style-name="Table_20_Contents">11.76</text:p>
          </table:table-cell>
        </table:table-row>
        <table:table-row>
          <table:table-cell table:style-name="Tabel1.B2" office:value-type="string">
            <text:p text:style-name="P59">15.BIER</text:p>
          </table:table-cell>
          <table:table-cell table:style-name="Tabel1.B2" office:value-type="string">
            <text:p text:style-name="Table_20_Contents">256</text:p>
          </table:table-cell>
          <table:table-cell table:style-name="Tabel1.B2" office:value-type="string">
            <text:p text:style-name="Table_20_Contents">4.11</text:p>
          </table:table-cell>
          <table:table-cell table:style-name="Tabel1.B2" office:value-type="string">
            <text:p text:style-name="Table_20_Contents">127</text:p>
          </table:table-cell>
          <table:table-cell table:style-name="Tabel1.C2" office:value-type="string">
            <text:p text:style-name="Table_20_Contents">3.81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/>
      <text:p text:style-name="P132"><text:soft-page-break/><text:span text:style-name="T1">Tabelle </text:span><text:span text:style-name="T1"><text:sequence text:ref-name="refTabelle0" text:name="Tabelle" text:formula="ooow:Tabelle+1" style:num-format="1">1</text:sequence></text:span>. Vergleich von KNN in Training- und Testphase <text:span text:style-name="T14">(standardisierte Daten) </text:span></text:p>
      <table:table table:name="Tabel21" table:style-name="Tabel21">
        <table:table-column table:style-name="Tabel21.A"/>
        <table:table-column table:style-name="Tabel21.B"/>
        <table:table-column table:style-name="Tabel21.C"/>
        <table:table-column table:style-name="Tabel21.D"/>
        <table:table-column table:style-name="Tabel21.E"/>
        <table:table-column table:style-name="Tabel21.F"/>
        <table:table-column table:style-name="Tabel21.G"/>
        <table:table-column table:style-name="Tabel21.H"/>
        <table:table-column table:style-name="Tabel21.I"/>
        <table:table-column table:style-name="Tabel21.J"/>
        <table:table-row table:style-name="Tabel21.1">
          <table:table-cell table:style-name="Tabel21.A1" table:number-rows-spanned="2" office:value-type="string">
            <text:p text:style-name="P96">Phase</text:p>
          </table:table-cell>
          <table:table-cell table:style-name="Tabel21.B1" table:number-rows-spanned="2" office:value-type="string">
            <text:p text:style-name="P99">Anzahl der Elementen</text:p>
            <text:p text:style-name="P96"/>
          </table:table-cell>
          <table:table-cell table:style-name="Tabel21.C1" table:number-columns-spanned="2" office:value-type="string">
            <text:p text:style-name="P102">Adaline</text:p>
          </table:table-cell>
          <table:covered-table-cell/>
          <table:table-cell table:style-name="Tabel21.E1" table:number-columns-spanned="2" office:value-type="string">
            <text:p text:style-name="P102">dreischichtige Perzeptren</text:p>
          </table:table-cell>
          <table:covered-table-cell/>
          <table:table-cell table:style-name="Tabel21.G1" table:number-columns-spanned="2" office:value-type="string">
            <text:p text:style-name="P102">vierschichtige Perzeptren</text:p>
          </table:table-cell>
          <table:covered-table-cell/>
          <table:table-cell table:style-name="Tabel21.I1" table:number-columns-spanned="2" office:value-type="string">
            <text:p text:style-name="P102">Radiale Basisfunktionen-Netze</text:p>
          </table:table-cell>
          <table:covered-table-cell/>
        </table:table-row>
        <table:table-row table:style-name="Tabel21.2">
          <table:covered-table-cell/>
          <table:covered-table-cell/>
          <table:table-cell table:style-name="Tabel21.C2" office:value-type="string">
            <text:p text:style-name="P106">Trefferquote </text:p>
          </table:table-cell>
          <table:table-cell table:style-name="Tabel21.D2" office:value-type="string">
            <text:p text:style-name="P106">Gesamtfehler</text:p>
          </table:table-cell>
          <table:table-cell table:style-name="Tabel21.E2" office:value-type="string">
            <text:p text:style-name="P106">Trefferquote</text:p>
          </table:table-cell>
          <table:table-cell table:style-name="Tabel21.F2" office:value-type="string">
            <text:p text:style-name="P106">Gesamtfehler</text:p>
          </table:table-cell>
          <table:table-cell table:style-name="Tabel21.C2" office:value-type="string">
            <text:p text:style-name="P116">Trefferquote</text:p>
          </table:table-cell>
          <table:table-cell table:style-name="Tabel21.D2" office:value-type="string">
            <text:p text:style-name="P106">Gesamtfehler</text:p>
          </table:table-cell>
          <table:table-cell table:style-name="Tabel21.I2" office:value-type="string">
            <text:p text:style-name="P129">Trefferquote</text:p>
          </table:table-cell>
          <table:table-cell table:style-name="Tabel21.J2" office:value-type="string">
            <text:p text:style-name="P106">Gesamtfehler</text:p>
          </table:table-cell>
        </table:table-row>
        <table:table-row table:style-name="Tabel21.3">
          <table:table-cell table:style-name="Tabel21.A3" office:value-type="string">
            <text:p text:style-name="P109">1. Trainphase </text:p>
          </table:table-cell>
          <table:table-cell table:style-name="Tabel21.B3" office:value-type="string">
            <text:p text:style-name="P110">62</text:p>
          </table:table-cell>
          <table:table-cell table:style-name="Tabel21.A3" office:value-type="string">
            <text:p text:style-name="Standard">0.64</text:p>
          </table:table-cell>
          <table:table-cell table:style-name="Tabel21.B3" office:value-type="string">
            <text:p text:style-name="P137">3.24</text:p>
          </table:table-cell>
          <table:table-cell table:style-name="Tabel21.A3" office:value-type="string">
            <text:p text:style-name="P2">0.<text:span text:style-name="T11">56</text:span></text:p>
          </table:table-cell>
          <table:table-cell table:style-name="Tabel21.B3" office:value-type="string">
            <text:p text:style-name="P70">3.31</text:p>
          </table:table-cell>
          <table:table-cell table:style-name="Tabel21.A3" office:value-type="string">
            <text:p text:style-name="P2">0.<text:span text:style-name="T18">39</text:span></text:p>
          </table:table-cell>
          <table:table-cell table:style-name="Tabel21.B3" office:value-type="string">
            <text:p text:style-name="P139">4.84</text:p>
          </table:table-cell>
          <table:table-cell table:style-name="Tabel21.A3" office:value-type="string">
            <text:p text:style-name="Standard">0.82</text:p>
          </table:table-cell>
          <table:table-cell table:style-name="Tabel21.J3" office:value-type="string">
            <text:p text:style-name="P144">2.53</text:p>
          </table:table-cell>
        </table:table-row>
        <table:table-row table:style-name="Tabel21.4">
          <table:table-cell table:style-name="Tabel21.A3" office:value-type="string">
            <text:p text:style-name="P109">1. Testphase</text:p>
          </table:table-cell>
          <table:table-cell table:style-name="Tabel21.B3" office:value-type="string">
            <text:p text:style-name="P110">30</text:p>
          </table:table-cell>
          <table:table-cell table:style-name="Tabel21.A3" office:value-type="string">
            <text:p text:style-name="Standard">0.8<text:span text:style-name="T2">0</text:span></text:p>
          </table:table-cell>
          <table:table-cell table:style-name="Tabel21.B3" office:value-type="string">
            <text:p text:style-name="P56">3.18</text:p>
          </table:table-cell>
          <table:table-cell table:style-name="Tabel21.A3" office:value-type="string">
            <text:p text:style-name="Standard">0.<text:span text:style-name="T11">93</text:span></text:p>
          </table:table-cell>
          <table:table-cell table:style-name="Tabel21.B3" office:value-type="string">
            <text:p text:style-name="P70">3.04</text:p>
          </table:table-cell>
          <table:table-cell table:style-name="Tabel21.A3" office:value-type="string">
            <text:p text:style-name="Standard">0.<text:span text:style-name="T18">00</text:span></text:p>
          </table:table-cell>
          <table:table-cell table:style-name="Tabel21.B3" office:value-type="string">
            <text:p text:style-name="P93">9.29</text:p>
          </table:table-cell>
          <table:table-cell table:style-name="Tabel21.A3" office:value-type="string">
            <text:p text:style-name="Standard">0.6<text:span text:style-name="T20">0</text:span> </text:p>
          </table:table-cell>
          <table:table-cell table:style-name="Tabel21.J3" office:value-type="string">
            <text:p text:style-name="P144">4.01</text:p>
          </table:table-cell>
        </table:table-row>
        <table:table-row table:style-name="Tabel21.5">
          <table:table-cell table:style-name="Tabel21.A3" office:value-type="string">
            <text:p text:style-name="P109">2. Trainphase </text:p>
          </table:table-cell>
          <table:table-cell table:style-name="Tabel21.B3" office:value-type="string">
            <text:p text:style-name="P15">117</text:p>
          </table:table-cell>
          <table:table-cell table:style-name="Tabel21.A3" office:value-type="string">
            <text:p text:style-name="P9">0.85</text:p>
          </table:table-cell>
          <table:table-cell table:style-name="Tabel21.B3" office:value-type="string">
            <text:p text:style-name="P56">1.68</text:p>
          </table:table-cell>
          <table:table-cell table:style-name="Tabel21.A3" office:value-type="string">
            <text:p text:style-name="P12">0.87</text:p>
          </table:table-cell>
          <table:table-cell table:style-name="Tabel21.B3" office:value-type="string">
            <text:p text:style-name="P70">1.68</text:p>
          </table:table-cell>
          <table:table-cell table:style-name="Tabel21.A3" office:value-type="string">
            <text:p text:style-name="P6">0.<text:span text:style-name="T12">88</text:span></text:p>
          </table:table-cell>
          <table:table-cell table:style-name="Tabel21.B3" office:value-type="string">
            <text:p text:style-name="P76">1.<text:span text:style-name="T18">74</text:span></text:p>
          </table:table-cell>
          <table:table-cell table:style-name="Tabel21.A3" office:value-type="string">
            <text:p text:style-name="P15">0.86</text:p>
          </table:table-cell>
          <table:table-cell table:style-name="Tabel21.J3" office:value-type="string">
            <text:p text:style-name="P144">1.68</text:p>
          </table:table-cell>
        </table:table-row>
        <table:table-row table:style-name="Tabel21.6">
          <table:table-cell table:style-name="Tabel21.A3" office:value-type="string">
            <text:p text:style-name="P109">2. Testphase</text:p>
          </table:table-cell>
          <table:table-cell table:style-name="Tabel21.B3" office:value-type="string">
            <text:p text:style-name="P15">58</text:p>
          </table:table-cell>
          <table:table-cell table:style-name="Tabel21.A3" office:value-type="string">
            <text:p text:style-name="P9">0.98</text:p>
          </table:table-cell>
          <table:table-cell table:style-name="Tabel21.B3" office:value-type="string">
            <text:p text:style-name="P56">1.61</text:p>
          </table:table-cell>
          <table:table-cell table:style-name="Tabel21.A3" office:value-type="string">
            <text:p text:style-name="P12">0.98</text:p>
          </table:table-cell>
          <table:table-cell table:style-name="Tabel21.B3" office:value-type="string">
            <text:p text:style-name="P70">1.61</text:p>
          </table:table-cell>
          <table:table-cell table:style-name="Tabel21.A3" office:value-type="string">
            <text:p text:style-name="P6">0.<text:span text:style-name="T3">91</text:span></text:p>
          </table:table-cell>
          <table:table-cell table:style-name="Tabel21.B3" office:value-type="string">
            <text:p text:style-name="P76">1.<text:span text:style-name="T18">89</text:span></text:p>
          </table:table-cell>
          <table:table-cell table:style-name="Tabel21.A3" office:value-type="string">
            <text:p text:style-name="P15">0.88</text:p>
          </table:table-cell>
          <table:table-cell table:style-name="Tabel21.J3" office:value-type="string">
            <text:p text:style-name="P144">1.77</text:p>
          </table:table-cell>
        </table:table-row>
        <table:table-row table:style-name="Tabel21.7">
          <table:table-cell table:style-name="Tabel21.A3" office:value-type="string">
            <text:p text:style-name="P109">3.Trainphase </text:p>
          </table:table-cell>
          <table:table-cell table:style-name="Tabel21.B3" office:value-type="string">
            <text:p text:style-name="P19">40</text:p>
          </table:table-cell>
          <table:table-cell table:style-name="Tabel21.A3" office:value-type="string">
            <text:p text:style-name="P19">0.<text:span text:style-name="T13">73</text:span></text:p>
          </table:table-cell>
          <table:table-cell table:style-name="Tabel21.B3" office:value-type="string">
            <text:p text:style-name="P56">0.15</text:p>
          </table:table-cell>
          <table:table-cell table:style-name="Tabel21.A3" office:value-type="string">
            <text:p text:style-name="P22">0.7</text:p>
          </table:table-cell>
          <table:table-cell table:style-name="Tabel21.B3" office:value-type="string">
            <text:p text:style-name="P70">0.17</text:p>
          </table:table-cell>
          <table:table-cell table:style-name="Tabel21.A3" office:value-type="string">
            <text:p text:style-name="P22">0.<text:span text:style-name="T18">68</text:span></text:p>
          </table:table-cell>
          <table:table-cell table:style-name="Tabel21.B3" office:value-type="string">
            <text:p text:style-name="P76">0.1<text:span text:style-name="T18">8</text:span></text:p>
          </table:table-cell>
          <table:table-cell table:style-name="Tabel21.A3" office:value-type="string">
            <text:p text:style-name="P25">0.75</text:p>
          </table:table-cell>
          <table:table-cell table:style-name="Tabel21.J3" office:value-type="string">
            <text:p text:style-name="P144">0.14</text:p>
          </table:table-cell>
        </table:table-row>
        <table:table-row table:style-name="Tabel21.8">
          <table:table-cell table:style-name="Tabel21.A3" office:value-type="string">
            <text:p text:style-name="P109">3. Testphase</text:p>
          </table:table-cell>
          <table:table-cell table:style-name="Tabel21.B3" office:value-type="string">
            <text:p text:style-name="P19">20</text:p>
          </table:table-cell>
          <table:table-cell table:style-name="Tabel21.A3" office:value-type="string">
            <text:p text:style-name="P19">0.5<text:span text:style-name="T21">0</text:span></text:p>
          </table:table-cell>
          <table:table-cell table:style-name="Tabel21.B3" office:value-type="string">
            <text:p text:style-name="P56">0.16</text:p>
          </table:table-cell>
          <table:table-cell table:style-name="Tabel21.A3" office:value-type="string">
            <text:p text:style-name="P22">0.65</text:p>
          </table:table-cell>
          <table:table-cell table:style-name="Tabel21.B3" office:value-type="string">
            <text:p text:style-name="P70">0.13</text:p>
          </table:table-cell>
          <table:table-cell table:style-name="Tabel21.A3" office:value-type="string">
            <text:p text:style-name="P22">0.<text:span text:style-name="T18">4</text:span></text:p>
          </table:table-cell>
          <table:table-cell table:style-name="Tabel21.B3" office:value-type="string">
            <text:p text:style-name="P76">0.<text:span text:style-name="T18">22</text:span></text:p>
          </table:table-cell>
          <table:table-cell table:style-name="Tabel21.A3" office:value-type="string">
            <text:p text:style-name="P25">0.15</text:p>
          </table:table-cell>
          <table:table-cell table:style-name="Tabel21.J3" office:value-type="string">
            <text:p text:style-name="P144">0.36</text:p>
          </table:table-cell>
        </table:table-row>
        <table:table-row table:style-name="Tabel21.9">
          <table:table-cell table:style-name="Tabel21.A3" office:value-type="string">
            <text:p text:style-name="P109">4. Trainphase </text:p>
          </table:table-cell>
          <table:table-cell table:style-name="Tabel21.B3" office:value-type="string">
            <text:p text:style-name="P27">48</text:p>
          </table:table-cell>
          <table:table-cell table:style-name="Tabel21.A3" office:value-type="string">
            <text:p text:style-name="P27">0.6<text:span text:style-name="T13">9</text:span></text:p>
          </table:table-cell>
          <table:table-cell table:style-name="Tabel21.B3" office:value-type="string">
            <text:p text:style-name="P56">0.58</text:p>
          </table:table-cell>
          <table:table-cell table:style-name="Tabel21.A3" office:value-type="string">
            <text:p text:style-name="P27">0.67</text:p>
          </table:table-cell>
          <table:table-cell table:style-name="Tabel21.B3" office:value-type="string">
            <text:p text:style-name="P70">0.60</text:p>
          </table:table-cell>
          <table:table-cell table:style-name="Tabel21.A3" office:value-type="string">
            <text:p text:style-name="P27">0.<text:span text:style-name="T18">42</text:span></text:p>
          </table:table-cell>
          <table:table-cell table:style-name="Tabel21.B3" office:value-type="string">
            <text:p text:style-name="P76">0.<text:span text:style-name="T18">96</text:span></text:p>
          </table:table-cell>
          <table:table-cell table:style-name="Tabel21.A3" office:value-type="string">
            <text:p text:style-name="P30">0.73</text:p>
          </table:table-cell>
          <table:table-cell table:style-name="Tabel21.J3" office:value-type="string">
            <text:p text:style-name="P146">0.54</text:p>
          </table:table-cell>
        </table:table-row>
        <table:table-row table:style-name="Tabel21.10">
          <table:table-cell table:style-name="Tabel21.A3" office:value-type="string">
            <text:p text:style-name="P109">4. Testphase</text:p>
          </table:table-cell>
          <table:table-cell table:style-name="Tabel21.B3" office:value-type="string">
            <text:p text:style-name="P27">23</text:p>
          </table:table-cell>
          <table:table-cell table:style-name="Tabel21.A3" office:value-type="string">
            <text:p text:style-name="P27">0.<text:span text:style-name="T13">83</text:span></text:p>
          </table:table-cell>
          <table:table-cell table:style-name="Tabel21.B3" office:value-type="string">
            <text:p text:style-name="P56">0.<text:span text:style-name="T9">3</text:span>7</text:p>
          </table:table-cell>
          <table:table-cell table:style-name="Tabel21.A3" office:value-type="string">
            <text:p text:style-name="P27">0.78</text:p>
          </table:table-cell>
          <table:table-cell table:style-name="Tabel21.B3" office:value-type="string">
            <text:p text:style-name="P70">0.37</text:p>
          </table:table-cell>
          <table:table-cell table:style-name="Tabel21.A3" office:value-type="string">
            <text:p text:style-name="P27">0.<text:span text:style-name="T18">26</text:span></text:p>
          </table:table-cell>
          <table:table-cell table:style-name="Tabel21.B3" office:value-type="string">
            <text:p text:style-name="P76">0.<text:span text:style-name="T18">88</text:span></text:p>
          </table:table-cell>
          <table:table-cell table:style-name="Tabel21.A3" office:value-type="string">
            <text:p text:style-name="P30">0.26</text:p>
          </table:table-cell>
          <table:table-cell table:style-name="Tabel21.J3" office:value-type="string">
            <text:p text:style-name="P146">0.26</text:p>
          </table:table-cell>
        </table:table-row>
        <table:table-row table:style-name="Tabel21.11">
          <table:table-cell table:style-name="Tabel21.A3" office:value-type="string">
            <text:p text:style-name="P109">5. Trainphase </text:p>
          </table:table-cell>
          <table:table-cell table:style-name="Tabel21.B3" office:value-type="string">
            <text:p text:style-name="P32">27</text:p>
          </table:table-cell>
          <table:table-cell table:style-name="Tabel21.A3" office:value-type="string">
            <text:p text:style-name="P32">0.7<text:span text:style-name="T13">0</text:span></text:p>
          </table:table-cell>
          <table:table-cell table:style-name="Tabel21.B3" office:value-type="string">
            <text:p text:style-name="P56">0.<text:span text:style-name="T9">47</text:span></text:p>
          </table:table-cell>
          <table:table-cell table:style-name="Tabel21.A3" office:value-type="string">
            <text:p text:style-name="P32">0.7<text:span text:style-name="T12">0</text:span></text:p>
          </table:table-cell>
          <table:table-cell table:style-name="Tabel21.B3" office:value-type="string">
            <text:p text:style-name="P70">0.46</text:p>
          </table:table-cell>
          <table:table-cell table:style-name="Tabel21.A3" office:value-type="string">
            <text:p text:style-name="P35">0.<text:span text:style-name="T18">56</text:span></text:p>
          </table:table-cell>
          <table:table-cell table:style-name="Tabel21.B3" office:value-type="string">
            <text:p text:style-name="P76">0.<text:span text:style-name="T18">56</text:span></text:p>
          </table:table-cell>
          <table:table-cell table:style-name="Tabel21.A3" office:value-type="string">
            <text:p text:style-name="P35">0.7<text:span text:style-name="T20">0</text:span></text:p>
          </table:table-cell>
          <table:table-cell table:style-name="Tabel21.J3" office:value-type="string">
            <text:p text:style-name="P146">0.45</text:p>
          </table:table-cell>
        </table:table-row>
        <table:table-row table:style-name="Tabel21.12">
          <table:table-cell table:style-name="Tabel21.A3" office:value-type="string">
            <text:p text:style-name="P109">5. Testphase</text:p>
          </table:table-cell>
          <table:table-cell table:style-name="Tabel21.B3" office:value-type="string">
            <text:p text:style-name="P32">13</text:p>
          </table:table-cell>
          <table:table-cell table:style-name="Tabel21.A3" office:value-type="string">
            <text:p text:style-name="P32">0.62</text:p>
          </table:table-cell>
          <table:table-cell table:style-name="Tabel21.B3" office:value-type="string">
            <text:p text:style-name="P56">0.<text:span text:style-name="T9">39</text:span></text:p>
          </table:table-cell>
          <table:table-cell table:style-name="Tabel21.A3" office:value-type="string">
            <text:p text:style-name="P32">0.62</text:p>
          </table:table-cell>
          <table:table-cell table:style-name="Tabel21.B3" office:value-type="string">
            <text:p text:style-name="P70">0.41</text:p>
          </table:table-cell>
          <table:table-cell table:style-name="Tabel21.A3" office:value-type="string">
            <text:p text:style-name="P35">0.<text:span text:style-name="T18">69</text:span></text:p>
          </table:table-cell>
          <table:table-cell table:style-name="Tabel21.B3" office:value-type="string">
            <text:p text:style-name="P76">0.<text:span text:style-name="T18">43</text:span></text:p>
          </table:table-cell>
          <table:table-cell table:style-name="Tabel21.A3" office:value-type="string">
            <text:p text:style-name="P35">0.23</text:p>
          </table:table-cell>
          <table:table-cell table:style-name="Tabel21.J3" office:value-type="string">
            <text:p text:style-name="P146">0.81</text:p>
          </table:table-cell>
        </table:table-row>
        <table:table-row table:style-name="Tabel21.13">
          <table:table-cell table:style-name="Tabel21.A3" office:value-type="string">
            <text:p text:style-name="P109">6. Trainphase </text:p>
          </table:table-cell>
          <table:table-cell table:style-name="Tabel21.B3" office:value-type="string">
            <text:p text:style-name="P44">39</text:p>
          </table:table-cell>
          <table:table-cell table:style-name="Tabel21.A3" office:value-type="string">
            <text:p text:style-name="P38">0.7<text:span text:style-name="T13">2</text:span></text:p>
          </table:table-cell>
          <table:table-cell table:style-name="Tabel21.B3" office:value-type="string">
            <text:p text:style-name="P56">0.<text:span text:style-name="T9">26</text:span></text:p>
          </table:table-cell>
          <table:table-cell table:style-name="Tabel21.A3" office:value-type="string">
            <text:p text:style-name="P41">0.7<text:span text:style-name="T11">4</text:span></text:p>
          </table:table-cell>
          <table:table-cell table:style-name="Tabel21.B3" office:value-type="string">
            <text:p text:style-name="P70">0.27</text:p>
          </table:table-cell>
          <table:table-cell table:style-name="Tabel21.A3" office:value-type="string">
            <text:p text:style-name="P41">0.<text:span text:style-name="T18">59</text:span></text:p>
          </table:table-cell>
          <table:table-cell table:style-name="Tabel21.B3" office:value-type="string">
            <text:p text:style-name="P76">0.<text:span text:style-name="T18">34</text:span></text:p>
          </table:table-cell>
          <table:table-cell table:style-name="Tabel21.A3" office:value-type="string">
            <text:p text:style-name="P44">0.72</text:p>
          </table:table-cell>
          <table:table-cell table:style-name="Tabel21.J3" office:value-type="string">
            <text:p text:style-name="P146">0.26</text:p>
          </table:table-cell>
        </table:table-row>
        <table:table-row table:style-name="Tabel21.14">
          <table:table-cell table:style-name="Tabel21.A3" office:value-type="string">
            <text:p text:style-name="P109">6. Testphase</text:p>
          </table:table-cell>
          <table:table-cell table:style-name="Tabel21.B3" office:value-type="string">
            <text:p text:style-name="P44">19</text:p>
          </table:table-cell>
          <table:table-cell table:style-name="Tabel21.A3" office:value-type="string">
            <text:p text:style-name="P38">0.84</text:p>
          </table:table-cell>
          <table:table-cell table:style-name="Tabel21.B3" office:value-type="string">
            <text:p text:style-name="P61">0.17</text:p>
          </table:table-cell>
          <table:table-cell table:style-name="Tabel21.A3" office:value-type="string">
            <text:p text:style-name="P41">0.79</text:p>
          </table:table-cell>
          <table:table-cell table:style-name="Tabel21.B3" office:value-type="string">
            <text:p text:style-name="P70">0.17</text:p>
          </table:table-cell>
          <table:table-cell table:style-name="Tabel21.A3" office:value-type="string">
            <text:p text:style-name="P41">0.<text:span text:style-name="T18">37</text:span></text:p>
          </table:table-cell>
          <table:table-cell table:style-name="Tabel21.B3" office:value-type="string">
            <text:p text:style-name="P76">0.<text:span text:style-name="T18">34</text:span></text:p>
          </table:table-cell>
          <table:table-cell table:style-name="Tabel21.A3" office:value-type="string">
            <text:p text:style-name="P44">0.16</text:p>
          </table:table-cell>
          <table:table-cell table:style-name="Tabel21.J3" office:value-type="string">
            <text:p text:style-name="P146">0.51</text:p>
          </table:table-cell>
        </table:table-row>
        <table:table-row table:style-name="Tabel21.15">
          <table:table-cell table:style-name="Tabel21.A3" office:value-type="string">
            <text:p text:style-name="P109">7. Trainphase</text:p>
          </table:table-cell>
          <table:table-cell table:style-name="Tabel21.B3" office:value-type="string">
            <text:p text:style-name="P44">183</text:p>
          </table:table-cell>
          <table:table-cell table:style-name="Tabel21.A3" office:value-type="string">
            <text:p text:style-name="P47">0.69</text:p>
          </table:table-cell>
          <table:table-cell table:style-name="Tabel21.B3" office:value-type="string">
            <text:p text:style-name="P56">2.<text:span text:style-name="T9">12</text:span></text:p>
          </table:table-cell>
          <table:table-cell table:style-name="Tabel21.A3" office:value-type="string">
            <text:p text:style-name="P50">0.6<text:span text:style-name="T11">8</text:span></text:p>
          </table:table-cell>
          <table:table-cell table:style-name="Tabel21.B3" office:value-type="string">
            <text:p text:style-name="P70">2.16</text:p>
          </table:table-cell>
          <table:table-cell table:style-name="Tabel21.A3" office:value-type="string">
            <text:p text:style-name="P50">0.<text:span text:style-name="T18">74</text:span></text:p>
          </table:table-cell>
          <table:table-cell table:style-name="Tabel21.B3" office:value-type="string">
            <text:p text:style-name="P93">2.05</text:p>
          </table:table-cell>
          <table:table-cell table:style-name="Tabel21.A3" office:value-type="string">
            <text:p text:style-name="P50">0.77</text:p>
          </table:table-cell>
          <table:table-cell table:style-name="Tabel21.J3" office:value-type="string">
            <text:p text:style-name="P146">1.75</text:p>
          </table:table-cell>
        </table:table-row>
        <table:table-row table:style-name="Tabel21.16">
          <table:table-cell table:style-name="Tabel21.A3" office:value-type="string">
            <text:p text:style-name="P109">7. Testphase</text:p>
          </table:table-cell>
          <table:table-cell table:style-name="Tabel21.B3" office:value-type="string">
            <text:p text:style-name="P44">91</text:p>
          </table:table-cell>
          <table:table-cell table:style-name="Tabel21.A3" office:value-type="string">
            <text:p text:style-name="P47">0.6<text:span text:style-name="T13">4</text:span></text:p>
          </table:table-cell>
          <table:table-cell table:style-name="Tabel21.B3" office:value-type="string">
            <text:p text:style-name="P61">2.0<text:span text:style-name="T20">0</text:span></text:p>
          </table:table-cell>
          <table:table-cell table:style-name="Tabel21.A3" office:value-type="string">
            <text:p text:style-name="P47">0.6<text:span text:style-name="T5">4</text:span></text:p>
          </table:table-cell>
          <table:table-cell table:style-name="Tabel21.B3" office:value-type="string">
            <text:p text:style-name="P70">2.02</text:p>
          </table:table-cell>
          <table:table-cell table:style-name="Tabel21.A3" office:value-type="string">
            <text:p text:style-name="P50">0.<text:span text:style-name="T18">74</text:span></text:p>
          </table:table-cell>
          <table:table-cell table:style-name="Tabel21.B3" office:value-type="string">
            <text:p text:style-name="P93">1.97</text:p>
          </table:table-cell>
          <table:table-cell table:style-name="Tabel21.A3" office:value-type="string">
            <text:p text:style-name="P53">0.6<text:span text:style-name="T20">0</text:span></text:p>
          </table:table-cell>
          <table:table-cell table:style-name="Tabel21.J3" office:value-type="string">
            <text:p text:style-name="P146">2.19</text:p>
          </table:table-cell>
        </table:table-row>
        <table:table-row table:style-name="Tabel21.17">
          <table:table-cell table:style-name="Tabel21.A3" office:value-type="string">
            <text:p text:style-name="P109"><text:span text:style-name="T7">8</text:span>. Trainphase</text:p>
          </table:table-cell>
          <table:table-cell table:style-name="Tabel21.B3" office:value-type="string">
            <text:p text:style-name="Table_20_Contents">28</text:p>
          </table:table-cell>
          <table:table-cell table:style-name="Tabel21.A3" office:value-type="string">
            <text:p text:style-name="Table_20_Contents">0.68</text:p>
          </table:table-cell>
          <table:table-cell table:style-name="Tabel21.B3" office:value-type="string">
            <text:p text:style-name="P61">0.14</text:p>
          </table:table-cell>
          <table:table-cell table:style-name="Tabel21.A3" office:value-type="string">
            <text:p text:style-name="P73">0.68</text:p>
          </table:table-cell>
          <table:table-cell table:style-name="Tabel21.B3" office:value-type="string">
            <text:p text:style-name="P73">0.15</text:p>
          </table:table-cell>
          <table:table-cell table:style-name="Tabel21.A3" office:value-type="string">
            <text:p text:style-name="P79">0.<text:span text:style-name="T18">36</text:span></text:p>
          </table:table-cell>
          <table:table-cell table:style-name="Tabel21.B3" office:value-type="string">
            <text:p text:style-name="P79">0.<text:span text:style-name="T18">22</text:span></text:p>
          </table:table-cell>
          <table:table-cell table:style-name="Tabel21.A3" office:value-type="string">
            <text:p text:style-name="P146">0.71</text:p>
          </table:table-cell>
          <table:table-cell table:style-name="Tabel21.J3" office:value-type="string">
            <text:p text:style-name="P146">0.12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8</text:span>. Testphase</text:p>
          </table:table-cell>
          <table:table-cell table:style-name="Tabel21.B3" office:value-type="string">
            <text:p text:style-name="Table_20_Contents">14</text:p>
          </table:table-cell>
          <table:table-cell table:style-name="Tabel21.A3" office:value-type="string">
            <text:p text:style-name="P121">0.64</text:p>
          </table:table-cell>
          <table:table-cell table:style-name="Tabel21.B3" office:value-type="string">
            <text:p text:style-name="P61">0.17</text:p>
          </table:table-cell>
          <table:table-cell table:style-name="Tabel21.A3" office:value-type="string">
            <text:p text:style-name="P73">0.5</text:p>
          </table:table-cell>
          <table:table-cell table:style-name="Tabel21.B3" office:value-type="string">
            <text:p text:style-name="P73">0.16</text:p>
          </table:table-cell>
          <table:table-cell table:style-name="Tabel21.A3" office:value-type="string">
            <text:p text:style-name="P79">0.<text:span text:style-name="T18">71</text:span></text:p>
          </table:table-cell>
          <table:table-cell table:style-name="Tabel21.B3" office:value-type="string">
            <text:p text:style-name="P79">0.<text:span text:style-name="T18">15</text:span></text:p>
          </table:table-cell>
          <table:table-cell table:style-name="Tabel21.A3" office:value-type="string">
            <text:p text:style-name="P146">0.64</text:p>
          </table:table-cell>
          <table:table-cell table:style-name="Tabel21.J3" office:value-type="string">
            <text:p text:style-name="P146">0.16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9</text:span>. Trainphase</text:p>
          </table:table-cell>
          <table:table-cell table:style-name="Tabel21.B3" office:value-type="string">
            <text:p text:style-name="Table_20_Contents">67</text:p>
          </table:table-cell>
          <table:table-cell table:style-name="Tabel21.A3" office:value-type="string">
            <text:p text:style-name="P121">0.63</text:p>
          </table:table-cell>
          <table:table-cell table:style-name="Tabel21.B3" office:value-type="string">
            <text:p text:style-name="P61">0.38</text:p>
          </table:table-cell>
          <table:table-cell table:style-name="Tabel21.A3" office:value-type="string">
            <text:p text:style-name="P73">0.66</text:p>
          </table:table-cell>
          <table:table-cell table:style-name="Tabel21.B3" office:value-type="string">
            <text:p text:style-name="P73">0.38</text:p>
          </table:table-cell>
          <table:table-cell table:style-name="Tabel21.A3" office:value-type="string">
            <text:p text:style-name="P79">0.<text:span text:style-name="T18">72</text:span></text:p>
          </table:table-cell>
          <table:table-cell table:style-name="Tabel21.B3" office:value-type="string">
            <text:p text:style-name="P79">0.<text:span text:style-name="T18">37</text:span></text:p>
          </table:table-cell>
          <table:table-cell table:style-name="Tabel21.A3" office:value-type="string">
            <text:p text:style-name="P146">0.69</text:p>
          </table:table-cell>
          <table:table-cell table:style-name="Tabel21.J3" office:value-type="string">
            <text:p text:style-name="P146">0.37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9</text:span>. Testphase</text:p>
          </table:table-cell>
          <table:table-cell table:style-name="Tabel21.B3" office:value-type="string">
            <text:p text:style-name="Table_20_Contents">33</text:p>
          </table:table-cell>
          <table:table-cell table:style-name="Tabel21.A3" office:value-type="string">
            <text:p text:style-name="P121">0.67</text:p>
          </table:table-cell>
          <table:table-cell table:style-name="Tabel21.B3" office:value-type="string">
            <text:p text:style-name="P61">0.31</text:p>
          </table:table-cell>
          <table:table-cell table:style-name="Tabel21.A3" office:value-type="string">
            <text:p text:style-name="P73">0.64</text:p>
          </table:table-cell>
          <table:table-cell table:style-name="Tabel21.B3" office:value-type="string">
            <text:p text:style-name="P73">0.31</text:p>
          </table:table-cell>
          <table:table-cell table:style-name="Tabel21.A3" office:value-type="string">
            <text:p text:style-name="P79">0.<text:span text:style-name="T18">70</text:span></text:p>
          </table:table-cell>
          <table:table-cell table:style-name="Tabel21.B3" office:value-type="string">
            <text:p text:style-name="P79">0.<text:span text:style-name="T18">34</text:span></text:p>
          </table:table-cell>
          <table:table-cell table:style-name="Tabel21.A3" office:value-type="string">
            <text:p text:style-name="P146">0.36</text:p>
          </table:table-cell>
          <table:table-cell table:style-name="Tabel21.J3" office:value-type="string">
            <text:p text:style-name="P146">0.56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0</text:span>. Trainphase</text:p>
          </table:table-cell>
          <table:table-cell table:style-name="Tabel21.B3" office:value-type="string">
            <text:p text:style-name="Table_20_Contents">52</text:p>
          </table:table-cell>
          <table:table-cell table:style-name="Tabel21.A3" office:value-type="string">
            <text:p text:style-name="P121">0.73</text:p>
          </table:table-cell>
          <table:table-cell table:style-name="Tabel21.B3" office:value-type="string">
            <text:p text:style-name="P61">1.22</text:p>
          </table:table-cell>
          <table:table-cell table:style-name="Tabel21.A3" office:value-type="string">
            <text:p text:style-name="P73">0.77</text:p>
          </table:table-cell>
          <table:table-cell table:style-name="Tabel21.B3" office:value-type="string">
            <text:p text:style-name="P73">1.14</text:p>
          </table:table-cell>
          <table:table-cell table:style-name="Tabel21.A3" office:value-type="string">
            <text:p text:style-name="P79">0.<text:span text:style-name="T18">81</text:span></text:p>
          </table:table-cell>
          <table:table-cell table:style-name="Tabel21.B3" office:value-type="string">
            <text:p text:style-name="P79">1.<text:span text:style-name="T18">17</text:span></text:p>
          </table:table-cell>
          <table:table-cell table:style-name="Tabel21.A3" office:value-type="string">
            <text:p text:style-name="P146">0.71</text:p>
          </table:table-cell>
          <table:table-cell table:style-name="Tabel21.J3" office:value-type="string">
            <text:p text:style-name="P146">1.19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0</text:span>. Testphase</text:p>
          </table:table-cell>
          <table:table-cell table:style-name="Tabel21.B3" office:value-type="string">
            <text:p text:style-name="Table_20_Contents">26</text:p>
          </table:table-cell>
          <table:table-cell table:style-name="Tabel21.A3" office:value-type="string">
            <text:p text:style-name="P121">0.69</text:p>
          </table:table-cell>
          <table:table-cell table:style-name="Tabel21.B3" office:value-type="string">
            <text:p text:style-name="P61">0.92</text:p>
          </table:table-cell>
          <table:table-cell table:style-name="Tabel21.A3" office:value-type="string">
            <text:p text:style-name="P73">0.62</text:p>
          </table:table-cell>
          <table:table-cell table:style-name="Tabel21.B3" office:value-type="string">
            <text:p text:style-name="P73">0.95</text:p>
          </table:table-cell>
          <table:table-cell table:style-name="Tabel21.A3" office:value-type="string">
            <text:p text:style-name="P79">0.<text:span text:style-name="T18">70</text:span></text:p>
          </table:table-cell>
          <table:table-cell table:style-name="Tabel21.B3" office:value-type="string">
            <text:p text:style-name="P79">0.9<text:span text:style-name="T19">6</text:span></text:p>
          </table:table-cell>
          <table:table-cell table:style-name="Tabel21.A3" office:value-type="string">
            <text:p text:style-name="P146">0.57</text:p>
          </table:table-cell>
          <table:table-cell table:style-name="Tabel21.J3" office:value-type="string">
            <text:p text:style-name="P146">0.96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1</text:span>. Trainphase</text:p>
          </table:table-cell>
          <table:table-cell table:style-name="Tabel21.B3" office:value-type="string">
            <text:p text:style-name="Table_20_Contents">49</text:p>
          </table:table-cell>
          <table:table-cell table:style-name="Tabel21.A3" office:value-type="string">
            <text:p text:style-name="P121">0.71</text:p>
          </table:table-cell>
          <table:table-cell table:style-name="Tabel21.B3" office:value-type="string">
            <text:p text:style-name="P61">1.88</text:p>
          </table:table-cell>
          <table:table-cell table:style-name="Tabel21.A3" office:value-type="string">
            <text:p text:style-name="P73">0.63</text:p>
          </table:table-cell>
          <table:table-cell table:style-name="Tabel21.B3" office:value-type="string">
            <text:p text:style-name="P73">2.02</text:p>
          </table:table-cell>
          <table:table-cell table:style-name="Tabel21.A3" office:value-type="string">
            <text:p text:style-name="P79">0.<text:span text:style-name="T19">71</text:span></text:p>
          </table:table-cell>
          <table:table-cell table:style-name="Tabel21.B3" office:value-type="string">
            <text:p text:style-name="P79">2.0<text:span text:style-name="T19">0</text:span></text:p>
          </table:table-cell>
          <table:table-cell table:style-name="Tabel21.A3" office:value-type="string">
            <text:p text:style-name="P146">0.82</text:p>
          </table:table-cell>
          <table:table-cell table:style-name="Tabel21.J3" office:value-type="string">
            <text:p text:style-name="P146">1.35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1</text:span>. Testphase</text:p>
          </table:table-cell>
          <table:table-cell table:style-name="Tabel21.B3" office:value-type="string">
            <text:p text:style-name="Table_20_Contents">24</text:p>
          </table:table-cell>
          <table:table-cell table:style-name="Tabel21.A3" office:value-type="string">
            <text:p text:style-name="P121">0.75</text:p>
          </table:table-cell>
          <table:table-cell table:style-name="Tabel21.B3" office:value-type="string">
            <text:p text:style-name="P61">2.57</text:p>
          </table:table-cell>
          <table:table-cell table:style-name="Tabel21.A3" office:value-type="string">
            <text:p text:style-name="P73">0.75</text:p>
          </table:table-cell>
          <table:table-cell table:style-name="Tabel21.B3" office:value-type="string">
            <text:p text:style-name="P73">2.64</text:p>
          </table:table-cell>
          <table:table-cell table:style-name="Tabel21.A3" office:value-type="string">
            <text:p text:style-name="P79">0.<text:span text:style-name="T19">58</text:span></text:p>
          </table:table-cell>
          <table:table-cell table:style-name="Tabel21.B3" office:value-type="string">
            <text:p text:style-name="P94">3.92</text:p>
          </table:table-cell>
          <table:table-cell table:style-name="Tabel21.A3" office:value-type="string">
            <text:p text:style-name="P146">0.29</text:p>
          </table:table-cell>
          <table:table-cell table:style-name="Tabel21.J3" office:value-type="string">
            <text:p text:style-name="P146">5.78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2</text:span>. Trainphase</text:p>
          </table:table-cell>
          <table:table-cell table:style-name="Tabel21.B3" office:value-type="string">
            <text:p text:style-name="Table_20_Contents"><text:span text:style-name="T10">4</text:span>7</text:p>
          </table:table-cell>
          <table:table-cell table:style-name="Tabel21.A3" office:value-type="string">
            <text:p text:style-name="P124">0.75</text:p>
          </table:table-cell>
          <table:table-cell table:style-name="Tabel21.B3" office:value-type="string">
            <text:p text:style-name="P64">2.15</text:p>
          </table:table-cell>
          <table:table-cell table:style-name="Tabel21.A3" office:value-type="string">
            <text:p text:style-name="P73">0.70</text:p>
          </table:table-cell>
          <table:table-cell table:style-name="Tabel21.B3" office:value-type="string">
            <text:p text:style-name="P73">2.27</text:p>
          </table:table-cell>
          <table:table-cell table:style-name="Tabel21.A3" office:value-type="string">
            <text:p text:style-name="P79">0.7<text:span text:style-name="T19">7</text:span></text:p>
          </table:table-cell>
          <table:table-cell table:style-name="Tabel21.B3" office:value-type="string">
            <text:p text:style-name="P79">2.<text:span text:style-name="T19">04</text:span></text:p>
          </table:table-cell>
          <table:table-cell table:style-name="Tabel21.A3" office:value-type="string">
            <text:p text:style-name="P146">0.81</text:p>
          </table:table-cell>
          <table:table-cell table:style-name="Tabel21.J3" office:value-type="string">
            <text:p text:style-name="P146">1.82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2</text:span>. Testphase</text:p>
          </table:table-cell>
          <table:table-cell table:style-name="Tabel21.B3" office:value-type="string">
            <text:p text:style-name="P44">23</text:p>
          </table:table-cell>
          <table:table-cell table:style-name="Tabel21.A3" office:value-type="string">
            <text:p text:style-name="P64">0.74</text:p>
          </table:table-cell>
          <table:table-cell table:style-name="Tabel21.B3" office:value-type="string">
            <text:p text:style-name="P64">2.12</text:p>
          </table:table-cell>
          <table:table-cell table:style-name="Tabel21.A3" office:value-type="string">
            <text:p text:style-name="P73">0.65</text:p>
          </table:table-cell>
          <table:table-cell table:style-name="Tabel21.B3" office:value-type="string">
            <text:p text:style-name="P73">2.35</text:p>
          </table:table-cell>
          <table:table-cell table:style-name="Tabel21.A3" office:value-type="string">
            <text:p text:style-name="P79">0.<text:span text:style-name="T19">78</text:span></text:p>
          </table:table-cell>
          <table:table-cell table:style-name="Tabel21.B3" office:value-type="string">
            <text:p text:style-name="P79">2.<text:span text:style-name="T19">14</text:span></text:p>
          </table:table-cell>
          <table:table-cell table:style-name="Tabel21.A3" office:value-type="string">
            <text:p text:style-name="P146">0.39</text:p>
          </table:table-cell>
          <table:table-cell table:style-name="Tabel21.J3" office:value-type="string">
            <text:p text:style-name="P146">4.16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3</text:span>. Trainphase</text:p>
          </table:table-cell>
          <table:table-cell table:style-name="Tabel21.B3" office:value-type="string">
            <text:p text:style-name="P44">42</text:p>
          </table:table-cell>
          <table:table-cell table:style-name="Tabel21.A3" office:value-type="string">
            <text:p text:style-name="P64">0.74</text:p>
          </table:table-cell>
          <table:table-cell table:style-name="Tabel21.B3" office:value-type="string">
            <text:p text:style-name="P64">0.75</text:p>
          </table:table-cell>
          <table:table-cell table:style-name="Tabel21.A3" office:value-type="string">
            <text:p text:style-name="P73">0.71</text:p>
          </table:table-cell>
          <table:table-cell table:style-name="Tabel21.B3" office:value-type="string">
            <text:p text:style-name="P73">0.77</text:p>
          </table:table-cell>
          <table:table-cell table:style-name="Tabel21.A3" office:value-type="string">
            <text:p text:style-name="P79">0.<text:span text:style-name="T19">57</text:span></text:p>
          </table:table-cell>
          <table:table-cell table:style-name="Tabel21.B3" office:value-type="string">
            <text:p text:style-name="P94">1.02</text:p>
          </table:table-cell>
          <table:table-cell table:style-name="Tabel21.A3" office:value-type="string">
            <text:p text:style-name="P146">0.73</text:p>
          </table:table-cell>
          <table:table-cell table:style-name="Tabel21.J3" office:value-type="string">
            <text:p text:style-name="P146">0.75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3</text:span>. Testphase</text:p>
          </table:table-cell>
          <table:table-cell table:style-name="Tabel21.B3" office:value-type="string">
            <text:p text:style-name="P44">21</text:p>
          </table:table-cell>
          <table:table-cell table:style-name="Tabel21.A3" office:value-type="string">
            <text:p text:style-name="P64">0.52</text:p>
          </table:table-cell>
          <table:table-cell table:style-name="Tabel21.B3" office:value-type="string">
            <text:p text:style-name="P64">1.22</text:p>
          </table:table-cell>
          <table:table-cell table:style-name="Tabel21.A3" office:value-type="string">
            <text:p text:style-name="P73">0.57</text:p>
          </table:table-cell>
          <table:table-cell table:style-name="Tabel21.B3" office:value-type="string">
            <text:p text:style-name="P73">1.25</text:p>
          </table:table-cell>
          <table:table-cell table:style-name="Tabel21.A3" office:value-type="string">
            <text:p text:style-name="P79">0.<text:span text:style-name="T19">62</text:span></text:p>
          </table:table-cell>
          <table:table-cell table:style-name="Tabel21.B3" office:value-type="string">
            <text:p text:style-name="P94">1.15</text:p>
          </table:table-cell>
          <table:table-cell table:style-name="Tabel21.A3" office:value-type="string">
            <text:p text:style-name="P146">0.52</text:p>
          </table:table-cell>
          <table:table-cell table:style-name="Tabel21.J3" office:value-type="string">
            <text:p text:style-name="P146">1.23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4</text:span>. Trainphase</text:p>
          </table:table-cell>
          <table:table-cell table:style-name="Tabel21.B3" office:value-type="string">
            <text:p text:style-name="P44">66</text:p>
          </table:table-cell>
          <table:table-cell table:style-name="Tabel21.A3" office:value-type="string">
            <text:p text:style-name="P64">0.80</text:p>
          </table:table-cell>
          <table:table-cell table:style-name="Tabel21.B3" office:value-type="string">
            <text:p text:style-name="P64">1.94</text:p>
          </table:table-cell>
          <table:table-cell table:style-name="Tabel21.A3" office:value-type="string">
            <text:p text:style-name="P73">0.77</text:p>
          </table:table-cell>
          <table:table-cell table:style-name="Tabel21.B3" office:value-type="string">
            <text:p text:style-name="P73">1.96</text:p>
          </table:table-cell>
          <table:table-cell table:style-name="Tabel21.A3" office:value-type="string">
            <text:p text:style-name="P79">0.77</text:p>
          </table:table-cell>
          <table:table-cell table:style-name="Tabel21.B3" office:value-type="string">
            <text:p text:style-name="P79">1.96</text:p>
          </table:table-cell>
          <table:table-cell table:style-name="Tabel21.A3" office:value-type="string">
            <text:p text:style-name="P146">0.85</text:p>
          </table:table-cell>
          <table:table-cell table:style-name="Tabel21.J3" office:value-type="string">
            <text:p text:style-name="P146">1.69</text:p>
          </table:table-cell>
        </table:table-row>
        <table:table-row table:style-name="Tabel21.18">
          <table:table-cell table:style-name="Tabel21.A3" office:value-type="string">
            <text:p text:style-name="P113"><text:span text:style-name="T7">14. </text:span>Testphase</text:p>
          </table:table-cell>
          <table:table-cell table:style-name="Tabel21.B3" office:value-type="string">
            <text:p text:style-name="P44">32</text:p>
          </table:table-cell>
          <table:table-cell table:style-name="Tabel21.A3" office:value-type="string">
            <text:p text:style-name="P64">0.78</text:p>
          </table:table-cell>
          <table:table-cell table:style-name="Tabel21.B3" office:value-type="string">
            <text:p text:style-name="P64">3.62</text:p>
          </table:table-cell>
          <table:table-cell table:style-name="Tabel21.A3" office:value-type="string">
            <text:p text:style-name="P73">0.78</text:p>
          </table:table-cell>
          <table:table-cell table:style-name="Tabel21.B3" office:value-type="string">
            <text:p text:style-name="P73">3.51</text:p>
          </table:table-cell>
          <table:table-cell table:style-name="Tabel21.A3" office:value-type="string">
            <text:p text:style-name="P79">0.78</text:p>
          </table:table-cell>
          <table:table-cell table:style-name="Tabel21.B3" office:value-type="string">
            <text:p text:style-name="P79">3.51</text:p>
          </table:table-cell>
          <table:table-cell table:style-name="Tabel21.A3" office:value-type="string">
            <text:p text:style-name="P146">0.59</text:p>
          </table:table-cell>
          <table:table-cell table:style-name="Tabel21.J3" office:value-type="string">
            <text:p text:style-name="P146">5.82</text:p>
          </table:table-cell>
        </table:table-row>
        <table:table-row table:style-name="Tabel21.18">
          <table:table-cell table:style-name="Tabel21.A3" office:value-type="string">
            <text:p text:style-name="P109"><text:span text:style-name="T7">15</text:span>. Trainphase</text:p>
          </table:table-cell>
          <table:table-cell table:style-name="Tabel21.B3" office:value-type="string">
            <text:p text:style-name="P44">256</text:p>
          </table:table-cell>
          <table:table-cell table:style-name="Tabel21.A3" office:value-type="string">
            <text:p text:style-name="P67">0.60</text:p>
          </table:table-cell>
          <table:table-cell table:style-name="Tabel21.B3" office:value-type="string">
            <text:p text:style-name="P67">2.10</text:p>
          </table:table-cell>
          <table:table-cell table:style-name="Tabel21.A3" office:value-type="string">
            <text:p text:style-name="P73">0.57</text:p>
          </table:table-cell>
          <table:table-cell table:style-name="Tabel21.B3" office:value-type="string">
            <text:p text:style-name="P73">2.19</text:p>
          </table:table-cell>
          <table:table-cell table:style-name="Tabel21.A3" office:value-type="string">
            <text:p text:style-name="P82">0.6</text:p>
          </table:table-cell>
          <table:table-cell table:style-name="Tabel21.B3" office:value-type="string">
            <text:p text:style-name="P82">2.12</text:p>
          </table:table-cell>
          <table:table-cell table:style-name="Tabel21.A3" office:value-type="string">
            <text:p text:style-name="P146">0.72</text:p>
          </table:table-cell>
          <table:table-cell table:style-name="Tabel21.J3" office:value-type="string">
            <text:p text:style-name="P146">1.70</text:p>
          </table:table-cell>
        </table:table-row>
        <table:table-row table:style-name="Tabel21.18">
          <table:table-cell table:style-name="Tabel21.A3" office:value-type="string">
            <text:p text:style-name="P113"><text:span text:style-name="T7">15. </text:span>Testphase</text:p>
          </table:table-cell>
          <table:table-cell table:style-name="Tabel21.B3" office:value-type="string">
            <text:p text:style-name="P44">127</text:p>
          </table:table-cell>
          <table:table-cell table:style-name="Tabel21.A3" office:value-type="string">
            <text:p text:style-name="P67">0.66</text:p>
          </table:table-cell>
          <table:table-cell table:style-name="Tabel21.B3" office:value-type="string">
            <text:p text:style-name="P67">2.08</text:p>
          </table:table-cell>
          <table:table-cell table:style-name="Tabel21.A3" office:value-type="string">
            <text:p text:style-name="P73">0.42</text:p>
          </table:table-cell>
          <table:table-cell table:style-name="Tabel21.B3" office:value-type="string">
            <text:p text:style-name="P73">2.62</text:p>
          </table:table-cell>
          <table:table-cell table:style-name="Tabel21.A3" office:value-type="string">
            <text:p text:style-name="P82">0.66</text:p>
          </table:table-cell>
          <table:table-cell table:style-name="Tabel21.B3" office:value-type="string">
            <text:p text:style-name="P82">2.08</text:p>
          </table:table-cell>
          <table:table-cell table:style-name="Tabel21.A3" office:value-type="string">
            <text:p text:style-name="P146">0.58</text:p>
          </table:table-cell>
          <table:table-cell table:style-name="Tabel21.J3" office:value-type="string">
            <text:p text:style-name="P146">2.18</text:p>
          </table:table-cell>
        </table:table-row>
      </table:table>
      <text:p text:style-name="P165"/>
      <text:p text:style-name="P133"><text:soft-page-break/><text:span text:style-name="T1">Tabelle </text:span><text:span text:style-name="T1"><text:sequence text:ref-name="refTabelle1" text:name="Tabelle" text:formula="ooow:Tabelle+1" style:num-format="1">2</text:sequence></text:span>. Vergleich von KNN in Training- und Testphase <text:span text:style-name="T14">(normalisierte Daten) </text:span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column table:style-name="Tabel2.H"/>
        <table:table-column table:style-name="Tabel2.I"/>
        <table:table-column table:style-name="Tabel2.J"/>
        <table:table-row table:style-name="Tabel2.1">
          <table:table-cell table:style-name="Tabel2.A1" table:number-rows-spanned="2" office:value-type="string">
            <text:p text:style-name="P97">Phase</text:p>
          </table:table-cell>
          <table:table-cell table:style-name="Tabel2.B1" table:number-rows-spanned="2" office:value-type="string">
            <text:p text:style-name="P100">Anzahl der Elementen</text:p>
            <text:p text:style-name="P97"/>
          </table:table-cell>
          <table:table-cell table:style-name="Tabel2.C1" table:number-columns-spanned="2" office:value-type="string">
            <text:p text:style-name="P103">Adaline</text:p>
          </table:table-cell>
          <table:covered-table-cell/>
          <table:table-cell table:style-name="Tabel2.E1" table:number-columns-spanned="2" office:value-type="string">
            <text:p text:style-name="P103">dreischichtige Perzeptren</text:p>
          </table:table-cell>
          <table:covered-table-cell/>
          <table:table-cell table:style-name="Tabel2.G1" table:number-columns-spanned="2" office:value-type="string">
            <text:p text:style-name="P103">vierschichtige Perzeptren</text:p>
          </table:table-cell>
          <table:covered-table-cell/>
          <table:table-cell table:style-name="Tabel2.I1" table:number-columns-spanned="2" office:value-type="string">
            <text:p text:style-name="P103">Radiale Basisfunktionen-Netze</text:p>
          </table:table-cell>
          <table:covered-table-cell/>
        </table:table-row>
        <table:table-row table:style-name="Tabel2.2">
          <table:covered-table-cell/>
          <table:covered-table-cell/>
          <table:table-cell table:style-name="Tabel2.C2" office:value-type="string">
            <text:p text:style-name="P107">Trefferquote </text:p>
          </table:table-cell>
          <table:table-cell table:style-name="Tabel2.D2" office:value-type="string">
            <text:p text:style-name="P107">Gesamtfehler</text:p>
          </table:table-cell>
          <table:table-cell table:style-name="Tabel2.E2" office:value-type="string">
            <text:p text:style-name="P107">Trefferquote</text:p>
          </table:table-cell>
          <table:table-cell table:style-name="Tabel2.F2" office:value-type="string">
            <text:p text:style-name="P107">Gesamtfehler</text:p>
          </table:table-cell>
          <table:table-cell table:style-name="Tabel2.C2" office:value-type="string">
            <text:p text:style-name="P117">Trefferquote</text:p>
          </table:table-cell>
          <table:table-cell table:style-name="Tabel2.D2" office:value-type="string">
            <text:p text:style-name="P107">Gesamtfehler</text:p>
          </table:table-cell>
          <table:table-cell table:style-name="Tabel2.I2" office:value-type="string">
            <text:p text:style-name="P130">Trefferquote</text:p>
          </table:table-cell>
          <table:table-cell table:style-name="Tabel2.J2" office:value-type="string">
            <text:p text:style-name="P107">Gesamtfehler</text:p>
          </table:table-cell>
        </table:table-row>
        <table:table-row table:style-name="Tabel2.3">
          <table:table-cell table:style-name="Tabel2.A3" office:value-type="string">
            <text:p text:style-name="P114">1. Trainphase </text:p>
          </table:table-cell>
          <table:table-cell table:style-name="Tabel2.B3" office:value-type="string">
            <text:p text:style-name="P111">62</text:p>
          </table:table-cell>
          <table:table-cell table:style-name="Tabel2.A3" office:value-type="string">
            <text:p text:style-name="P85">0.6<text:span text:style-name="T14">1</text:span></text:p>
          </table:table-cell>
          <table:table-cell table:style-name="Tabel2.B3" office:value-type="string">
            <text:p text:style-name="P57">3.53</text:p>
          </table:table-cell>
          <table:table-cell table:style-name="Tabel2.A3" office:value-type="string">
            <text:p text:style-name="P3">0.<text:span text:style-name="T16">60</text:span></text:p>
          </table:table-cell>
          <table:table-cell table:style-name="Tabel2.B3" office:value-type="string">
            <text:p text:style-name="P71"><text:span text:style-name="T16">3</text:span>.<text:span text:style-name="T16">22</text:span></text:p>
          </table:table-cell>
          <table:table-cell table:style-name="Tabel2.A3" office:value-type="string">
            <text:p text:style-name="P3">0.<text:span text:style-name="T17">48</text:span></text:p>
          </table:table-cell>
          <table:table-cell table:style-name="Tabel2.B3" office:value-type="string">
            <text:p text:style-name="P77">3.31</text:p>
          </table:table-cell>
          <table:table-cell table:style-name="Tabel2.A3" office:value-type="string">
            <text:p text:style-name="Standard">0.82</text:p>
          </table:table-cell>
          <table:table-cell table:style-name="Tabel2.J3" office:value-type="string">
            <text:p text:style-name="P144">2.53</text:p>
          </table:table-cell>
        </table:table-row>
        <table:table-row table:style-name="Tabel2.4">
          <table:table-cell table:style-name="Tabel2.A3" office:value-type="string">
            <text:p text:style-name="P114">1. Testphase</text:p>
          </table:table-cell>
          <table:table-cell table:style-name="Tabel2.B3" office:value-type="string">
            <text:p text:style-name="P111">30</text:p>
          </table:table-cell>
          <table:table-cell table:style-name="Tabel2.A3" office:value-type="string">
            <text:p text:style-name="P85">0.<text:span text:style-name="T14">4</text:span></text:p>
          </table:table-cell>
          <table:table-cell table:style-name="Tabel2.B3" office:value-type="string">
            <text:p text:style-name="P86">5.59</text:p>
          </table:table-cell>
          <table:table-cell table:style-name="Tabel2.A3" office:value-type="string">
            <text:p text:style-name="P85">0.<text:span text:style-name="T16">90</text:span></text:p>
          </table:table-cell>
          <table:table-cell table:style-name="Tabel2.B3" office:value-type="string">
            <text:p text:style-name="P71">3.<text:span text:style-name="T16">01</text:span></text:p>
          </table:table-cell>
          <table:table-cell table:style-name="Tabel2.A3" office:value-type="string">
            <text:p text:style-name="P85">0.<text:span text:style-name="T4">93</text:span></text:p>
          </table:table-cell>
          <table:table-cell table:style-name="Tabel2.B3" office:value-type="string">
            <text:p text:style-name="P77">3.05</text:p>
          </table:table-cell>
          <table:table-cell table:style-name="Tabel2.A3" office:value-type="string">
            <text:p text:style-name="Standard">0.6<text:span text:style-name="T20">0</text:span> </text:p>
          </table:table-cell>
          <table:table-cell table:style-name="Tabel2.J3" office:value-type="string">
            <text:p text:style-name="P144">4.01</text:p>
          </table:table-cell>
        </table:table-row>
        <table:table-row table:style-name="Tabel2.5">
          <table:table-cell table:style-name="Tabel2.A3" office:value-type="string">
            <text:p text:style-name="P114">2. Trainphase </text:p>
          </table:table-cell>
          <table:table-cell table:style-name="Tabel2.B3" office:value-type="string">
            <text:p text:style-name="P16">117</text:p>
          </table:table-cell>
          <table:table-cell table:style-name="Tabel2.A3" office:value-type="string">
            <text:p text:style-name="P10">0.<text:span text:style-name="T14">86</text:span></text:p>
          </table:table-cell>
          <table:table-cell table:style-name="Tabel2.B3" office:value-type="string">
            <text:p text:style-name="P57">1.<text:span text:style-name="T15">73</text:span></text:p>
          </table:table-cell>
          <table:table-cell table:style-name="Tabel2.A3" office:value-type="string">
            <text:p text:style-name="P13">0.<text:span text:style-name="T16">80</text:span></text:p>
          </table:table-cell>
          <table:table-cell table:style-name="Tabel2.B3" office:value-type="string">
            <text:p text:style-name="P71">1.<text:span text:style-name="T16">70</text:span></text:p>
          </table:table-cell>
          <table:table-cell table:style-name="Tabel2.A3" office:value-type="string">
            <text:p text:style-name="P7">0.<text:span text:style-name="T12">88</text:span></text:p>
          </table:table-cell>
          <table:table-cell table:style-name="Tabel2.B3" office:value-type="string">
            <text:p text:style-name="P77">1.67</text:p>
          </table:table-cell>
          <table:table-cell table:style-name="Tabel2.A3" office:value-type="string">
            <text:p text:style-name="P15">0.86</text:p>
          </table:table-cell>
          <table:table-cell table:style-name="Tabel2.J3" office:value-type="string">
            <text:p text:style-name="P144">1.68</text:p>
          </table:table-cell>
        </table:table-row>
        <table:table-row table:style-name="Tabel2.6">
          <table:table-cell table:style-name="Tabel2.A3" office:value-type="string">
            <text:p text:style-name="P114">2. Testphase</text:p>
          </table:table-cell>
          <table:table-cell table:style-name="Tabel2.B3" office:value-type="string">
            <text:p text:style-name="P16">58</text:p>
          </table:table-cell>
          <table:table-cell table:style-name="Tabel2.A3" office:value-type="string">
            <text:p text:style-name="P10">0.9<text:span text:style-name="T15">5</text:span></text:p>
          </table:table-cell>
          <table:table-cell table:style-name="Tabel2.B3" office:value-type="string">
            <text:p text:style-name="P57">1.<text:span text:style-name="T15">78</text:span></text:p>
          </table:table-cell>
          <table:table-cell table:style-name="Tabel2.A3" office:value-type="string">
            <text:p text:style-name="P13">0.<text:span text:style-name="T16">96</text:span></text:p>
          </table:table-cell>
          <table:table-cell table:style-name="Tabel2.B3" office:value-type="string">
            <text:p text:style-name="P71">1.<text:span text:style-name="T16">64</text:span></text:p>
          </table:table-cell>
          <table:table-cell table:style-name="Tabel2.A3" office:value-type="string">
            <text:p text:style-name="P7">0.<text:span text:style-name="T3">98</text:span></text:p>
          </table:table-cell>
          <table:table-cell table:style-name="Tabel2.B3" office:value-type="string">
            <text:p text:style-name="P77">1.61</text:p>
          </table:table-cell>
          <table:table-cell table:style-name="Tabel2.A3" office:value-type="string">
            <text:p text:style-name="P15">0.88</text:p>
          </table:table-cell>
          <table:table-cell table:style-name="Tabel2.J3" office:value-type="string">
            <text:p text:style-name="P144">1.77</text:p>
          </table:table-cell>
        </table:table-row>
        <table:table-row table:style-name="Tabel2.7">
          <table:table-cell table:style-name="Tabel2.A3" office:value-type="string">
            <text:p text:style-name="P114">3.Trainphase </text:p>
          </table:table-cell>
          <table:table-cell table:style-name="Tabel2.B3" office:value-type="string">
            <text:p text:style-name="P20">40</text:p>
          </table:table-cell>
          <table:table-cell table:style-name="Tabel2.A3" office:value-type="string">
            <text:p text:style-name="P20">0.<text:span text:style-name="T15">525</text:span></text:p>
          </table:table-cell>
          <table:table-cell table:style-name="Tabel2.B3" office:value-type="string">
            <text:p text:style-name="P57">0.<text:span text:style-name="T15">22</text:span></text:p>
          </table:table-cell>
          <table:table-cell table:style-name="Tabel2.A3" office:value-type="string">
            <text:p text:style-name="P23">0.<text:span text:style-name="T16">72</text:span></text:p>
          </table:table-cell>
          <table:table-cell table:style-name="Tabel2.B3" office:value-type="string">
            <text:p text:style-name="P71">0.<text:span text:style-name="T16">14</text:span></text:p>
          </table:table-cell>
          <table:table-cell table:style-name="Tabel2.A3" office:value-type="string">
            <text:p text:style-name="P23">0.7</text:p>
          </table:table-cell>
          <table:table-cell table:style-name="Tabel2.B3" office:value-type="string">
            <text:p text:style-name="P77">0.17</text:p>
          </table:table-cell>
          <table:table-cell table:style-name="Tabel2.A3" office:value-type="string">
            <text:p text:style-name="P25">0.75</text:p>
          </table:table-cell>
          <table:table-cell table:style-name="Tabel2.J3" office:value-type="string">
            <text:p text:style-name="P144">0.14</text:p>
          </table:table-cell>
        </table:table-row>
        <table:table-row table:style-name="Tabel2.8">
          <table:table-cell table:style-name="Tabel2.A3" office:value-type="string">
            <text:p text:style-name="P114">3. Testphase</text:p>
          </table:table-cell>
          <table:table-cell table:style-name="Tabel2.B3" office:value-type="string">
            <text:p text:style-name="P20">20</text:p>
          </table:table-cell>
          <table:table-cell table:style-name="Tabel2.A3" office:value-type="string">
            <text:p text:style-name="P20">0.<text:span text:style-name="T15">6</text:span>5</text:p>
          </table:table-cell>
          <table:table-cell table:style-name="Tabel2.B3" office:value-type="string">
            <text:p text:style-name="P57">0.<text:span text:style-name="T15">13</text:span></text:p>
          </table:table-cell>
          <table:table-cell table:style-name="Tabel2.A3" office:value-type="string">
            <text:p text:style-name="P23">0.<text:span text:style-name="T16">5</text:span></text:p>
          </table:table-cell>
          <table:table-cell table:style-name="Tabel2.B3" office:value-type="string">
            <text:p text:style-name="P71">0.<text:span text:style-name="T16">20</text:span></text:p>
          </table:table-cell>
          <table:table-cell table:style-name="Tabel2.A3" office:value-type="string">
            <text:p text:style-name="P23">0.65</text:p>
          </table:table-cell>
          <table:table-cell table:style-name="Tabel2.B3" office:value-type="string">
            <text:p text:style-name="P77">0.13</text:p>
          </table:table-cell>
          <table:table-cell table:style-name="Tabel2.A3" office:value-type="string">
            <text:p text:style-name="P25">0.15</text:p>
          </table:table-cell>
          <table:table-cell table:style-name="Tabel2.J3" office:value-type="string">
            <text:p text:style-name="P144">0.36</text:p>
          </table:table-cell>
        </table:table-row>
        <table:table-row table:style-name="Tabel2.9">
          <table:table-cell table:style-name="Tabel2.A3" office:value-type="string">
            <text:p text:style-name="P114">4. Trainphase </text:p>
          </table:table-cell>
          <table:table-cell table:style-name="Tabel2.B3" office:value-type="string">
            <text:p text:style-name="P28">48</text:p>
          </table:table-cell>
          <table:table-cell table:style-name="Tabel2.A3" office:value-type="string">
            <text:p text:style-name="P28">0.6<text:span text:style-name="T15">9</text:span></text:p>
          </table:table-cell>
          <table:table-cell table:style-name="Tabel2.B3" office:value-type="string">
            <text:p text:style-name="P57">0.5<text:span text:style-name="T15">9</text:span></text:p>
          </table:table-cell>
          <table:table-cell table:style-name="Tabel2.A3" office:value-type="string">
            <text:p text:style-name="P28">0.<text:span text:style-name="T16">69</text:span></text:p>
          </table:table-cell>
          <table:table-cell table:style-name="Tabel2.B3" office:value-type="string">
            <text:p text:style-name="P71">0.6<text:span text:style-name="T16">7</text:span></text:p>
          </table:table-cell>
          <table:table-cell table:style-name="Tabel2.A3" office:value-type="string">
            <text:p text:style-name="P28">0.<text:span text:style-name="T12">78</text:span></text:p>
          </table:table-cell>
          <table:table-cell table:style-name="Tabel2.B3" office:value-type="string">
            <text:p text:style-name="P77">0.60</text:p>
          </table:table-cell>
          <table:table-cell table:style-name="Tabel2.A3" office:value-type="string">
            <text:p text:style-name="P30">0.73</text:p>
          </table:table-cell>
          <table:table-cell table:style-name="Tabel2.J3" office:value-type="string">
            <text:p text:style-name="P146">0.54</text:p>
          </table:table-cell>
        </table:table-row>
        <table:table-row table:style-name="Tabel2.10">
          <table:table-cell table:style-name="Tabel2.A3" office:value-type="string">
            <text:p text:style-name="P114">4. Testphase</text:p>
          </table:table-cell>
          <table:table-cell table:style-name="Tabel2.B3" office:value-type="string">
            <text:p text:style-name="P28">23</text:p>
          </table:table-cell>
          <table:table-cell table:style-name="Tabel2.A3" office:value-type="string">
            <text:p text:style-name="P28">0.<text:span text:style-name="T15">78</text:span></text:p>
          </table:table-cell>
          <table:table-cell table:style-name="Tabel2.B3" office:value-type="string">
            <text:p text:style-name="P57">0.<text:span text:style-name="T9">3</text:span>7</text:p>
          </table:table-cell>
          <table:table-cell table:style-name="Tabel2.A3" office:value-type="string">
            <text:p text:style-name="P28">0.<text:span text:style-name="T16">34</text:span></text:p>
          </table:table-cell>
          <table:table-cell table:style-name="Tabel2.B3" office:value-type="string">
            <text:p text:style-name="P71">0.<text:span text:style-name="T16">35</text:span></text:p>
          </table:table-cell>
          <table:table-cell table:style-name="Tabel2.A3" office:value-type="string">
            <text:p text:style-name="P28">0.<text:span text:style-name="T12">8</text:span></text:p>
          </table:table-cell>
          <table:table-cell table:style-name="Tabel2.B3" office:value-type="string">
            <text:p text:style-name="P77">0.37</text:p>
          </table:table-cell>
          <table:table-cell table:style-name="Tabel2.A3" office:value-type="string">
            <text:p text:style-name="P30">0.26</text:p>
          </table:table-cell>
          <table:table-cell table:style-name="Tabel2.J3" office:value-type="string">
            <text:p text:style-name="P146">0.26</text:p>
          </table:table-cell>
        </table:table-row>
        <table:table-row table:style-name="Tabel2.11">
          <table:table-cell table:style-name="Tabel2.A3" office:value-type="string">
            <text:p text:style-name="P114">5. Trainphase </text:p>
          </table:table-cell>
          <table:table-cell table:style-name="Tabel2.B3" office:value-type="string">
            <text:p text:style-name="P33">27</text:p>
          </table:table-cell>
          <table:table-cell table:style-name="Tabel2.A3" office:value-type="string">
            <text:p text:style-name="P33">0.7<text:span text:style-name="T13">0</text:span></text:p>
          </table:table-cell>
          <table:table-cell table:style-name="Tabel2.B3" office:value-type="string">
            <text:p text:style-name="P57">0.<text:span text:style-name="T9">46</text:span></text:p>
          </table:table-cell>
          <table:table-cell table:style-name="Tabel2.A3" office:value-type="string">
            <text:p text:style-name="P33">0.<text:span text:style-name="T16">37</text:span></text:p>
          </table:table-cell>
          <table:table-cell table:style-name="Tabel2.B3" office:value-type="string">
            <text:p text:style-name="P71">0.<text:span text:style-name="T16">85</text:span></text:p>
          </table:table-cell>
          <table:table-cell table:style-name="Tabel2.A3" office:value-type="string">
            <text:p text:style-name="P36">0.7<text:span text:style-name="T12">0</text:span></text:p>
          </table:table-cell>
          <table:table-cell table:style-name="Tabel2.B3" office:value-type="string">
            <text:p text:style-name="P77">0.46</text:p>
          </table:table-cell>
          <table:table-cell table:style-name="Tabel2.A3" office:value-type="string">
            <text:p text:style-name="P35">0.7<text:span text:style-name="T20">0</text:span></text:p>
          </table:table-cell>
          <table:table-cell table:style-name="Tabel2.J3" office:value-type="string">
            <text:p text:style-name="P146">0.45</text:p>
          </table:table-cell>
        </table:table-row>
        <table:table-row table:style-name="Tabel2.12">
          <table:table-cell table:style-name="Tabel2.A3" office:value-type="string">
            <text:p text:style-name="P114">5. Testphase</text:p>
          </table:table-cell>
          <table:table-cell table:style-name="Tabel2.B3" office:value-type="string">
            <text:p text:style-name="P33">13</text:p>
          </table:table-cell>
          <table:table-cell table:style-name="Tabel2.A3" office:value-type="string">
            <text:p text:style-name="P33">0.<text:span text:style-name="T15">54</text:span></text:p>
          </table:table-cell>
          <table:table-cell table:style-name="Tabel2.B3" office:value-type="string">
            <text:p text:style-name="P57">0.<text:span text:style-name="T15">42</text:span></text:p>
          </table:table-cell>
          <table:table-cell table:style-name="Tabel2.A3" office:value-type="string">
            <text:p text:style-name="P33">0.<text:span text:style-name="T16">39</text:span></text:p>
          </table:table-cell>
          <table:table-cell table:style-name="Tabel2.B3" office:value-type="string">
            <text:p text:style-name="P71">0.<text:span text:style-name="T16">62</text:span></text:p>
          </table:table-cell>
          <table:table-cell table:style-name="Tabel2.A3" office:value-type="string">
            <text:p text:style-name="P36">0.62</text:p>
          </table:table-cell>
          <table:table-cell table:style-name="Tabel2.B3" office:value-type="string">
            <text:p text:style-name="P77">0.41</text:p>
          </table:table-cell>
          <table:table-cell table:style-name="Tabel2.A3" office:value-type="string">
            <text:p text:style-name="P35">0.23</text:p>
          </table:table-cell>
          <table:table-cell table:style-name="Tabel2.J3" office:value-type="string">
            <text:p text:style-name="P146">0.81</text:p>
          </table:table-cell>
        </table:table-row>
        <table:table-row table:style-name="Tabel2.13">
          <table:table-cell table:style-name="Tabel2.A3" office:value-type="string">
            <text:p text:style-name="P114">6. Trainphase </text:p>
          </table:table-cell>
          <table:table-cell table:style-name="Tabel2.B3" office:value-type="string">
            <text:p text:style-name="P45">39</text:p>
          </table:table-cell>
          <table:table-cell table:style-name="Tabel2.A3" office:value-type="string">
            <text:p text:style-name="P39">0.<text:span text:style-name="T15">62</text:span></text:p>
          </table:table-cell>
          <table:table-cell table:style-name="Tabel2.B3" office:value-type="string">
            <text:p text:style-name="P57">0.<text:span text:style-name="T15">30</text:span></text:p>
          </table:table-cell>
          <table:table-cell table:style-name="Tabel2.A3" office:value-type="string">
            <text:p text:style-name="P42">0.<text:span text:style-name="T16">62</text:span></text:p>
          </table:table-cell>
          <table:table-cell table:style-name="Tabel2.B3" office:value-type="string">
            <text:p text:style-name="P71">0.<text:span text:style-name="T16">33</text:span></text:p>
          </table:table-cell>
          <table:table-cell table:style-name="Tabel2.A3" office:value-type="string">
            <text:p text:style-name="P42">0.<text:span text:style-name="T16">33</text:span></text:p>
          </table:table-cell>
          <table:table-cell table:style-name="Tabel2.B3" office:value-type="string">
            <text:p text:style-name="P77">0.27</text:p>
          </table:table-cell>
          <table:table-cell table:style-name="Tabel2.A3" office:value-type="string">
            <text:p text:style-name="P44">0.72</text:p>
          </table:table-cell>
          <table:table-cell table:style-name="Tabel2.J3" office:value-type="string">
            <text:p text:style-name="P146">0.26</text:p>
          </table:table-cell>
        </table:table-row>
        <table:table-row table:style-name="Tabel2.14">
          <table:table-cell table:style-name="Tabel2.A3" office:value-type="string">
            <text:p text:style-name="P114">6. Testphase</text:p>
          </table:table-cell>
          <table:table-cell table:style-name="Tabel2.B3" office:value-type="string">
            <text:p text:style-name="P45">19</text:p>
          </table:table-cell>
          <table:table-cell table:style-name="Tabel2.A3" office:value-type="string">
            <text:p text:style-name="P39">0.<text:span text:style-name="T15">79</text:span></text:p>
          </table:table-cell>
          <table:table-cell table:style-name="Tabel2.B3" office:value-type="string">
            <text:p text:style-name="P62">0.1<text:span text:style-name="T15">7</text:span></text:p>
          </table:table-cell>
          <table:table-cell table:style-name="Tabel2.A3" office:value-type="string">
            <text:p text:style-name="P42">0.<text:span text:style-name="T16">42</text:span></text:p>
          </table:table-cell>
          <table:table-cell table:style-name="Tabel2.B3" office:value-type="string">
            <text:p text:style-name="P71">0.<text:span text:style-name="T16">32</text:span></text:p>
          </table:table-cell>
          <table:table-cell table:style-name="Tabel2.A3" office:value-type="string">
            <text:p text:style-name="P42">0.<text:span text:style-name="T16">32</text:span></text:p>
          </table:table-cell>
          <table:table-cell table:style-name="Tabel2.B3" office:value-type="string">
            <text:p text:style-name="P77">0.17</text:p>
          </table:table-cell>
          <table:table-cell table:style-name="Tabel2.A3" office:value-type="string">
            <text:p text:style-name="P44">0.16</text:p>
          </table:table-cell>
          <table:table-cell table:style-name="Tabel2.J3" office:value-type="string">
            <text:p text:style-name="P146">0.51</text:p>
          </table:table-cell>
        </table:table-row>
        <table:table-row table:style-name="Tabel2.15">
          <table:table-cell table:style-name="Tabel2.A3" office:value-type="string">
            <text:p text:style-name="P114">7. Trainphase</text:p>
          </table:table-cell>
          <table:table-cell table:style-name="Tabel2.B3" office:value-type="string">
            <text:p text:style-name="P45">183</text:p>
          </table:table-cell>
          <table:table-cell table:style-name="Tabel2.A3" office:value-type="string">
            <text:p text:style-name="P48">0.69</text:p>
          </table:table-cell>
          <table:table-cell table:style-name="Tabel2.B3" office:value-type="string">
            <text:p text:style-name="P57">2.<text:span text:style-name="T9">15</text:span></text:p>
          </table:table-cell>
          <table:table-cell table:style-name="Tabel2.A3" office:value-type="string">
            <text:p text:style-name="P51">0.<text:span text:style-name="T16">71</text:span></text:p>
          </table:table-cell>
          <table:table-cell table:style-name="Tabel2.B3" office:value-type="string">
            <text:p text:style-name="P89">2.08</text:p>
          </table:table-cell>
          <table:table-cell table:style-name="Tabel2.A3" office:value-type="string">
            <text:p text:style-name="P51">0.<text:span text:style-name="T12">67</text:span></text:p>
          </table:table-cell>
          <table:table-cell table:style-name="Tabel2.B3" office:value-type="string">
            <text:p text:style-name="P77">2.17</text:p>
          </table:table-cell>
          <table:table-cell table:style-name="Tabel2.A3" office:value-type="string">
            <text:p text:style-name="P50">0.77</text:p>
          </table:table-cell>
          <table:table-cell table:style-name="Tabel2.J3" office:value-type="string">
            <text:p text:style-name="P146">1.75</text:p>
          </table:table-cell>
        </table:table-row>
        <table:table-row table:style-name="Tabel2.16">
          <table:table-cell table:style-name="Tabel2.A3" office:value-type="string">
            <text:p text:style-name="P114">7. Testphase</text:p>
          </table:table-cell>
          <table:table-cell table:style-name="Tabel2.B3" office:value-type="string">
            <text:p text:style-name="P45">91</text:p>
          </table:table-cell>
          <table:table-cell table:style-name="Tabel2.A3" office:value-type="string">
            <text:p text:style-name="P48">0.6<text:span text:style-name="T15">6</text:span></text:p>
          </table:table-cell>
          <table:table-cell table:style-name="Tabel2.B3" office:value-type="string">
            <text:p text:style-name="P62">2.0<text:span text:style-name="T15">0</text:span></text:p>
          </table:table-cell>
          <table:table-cell table:style-name="Tabel2.A3" office:value-type="string">
            <text:p text:style-name="P48">0.<text:span text:style-name="T16">70</text:span></text:p>
          </table:table-cell>
          <table:table-cell table:style-name="Tabel2.B3" office:value-type="string">
            <text:p text:style-name="P89">1.98</text:p>
          </table:table-cell>
          <table:table-cell table:style-name="Tabel2.A3" office:value-type="string">
            <text:p text:style-name="P51">0.6<text:span text:style-name="T12">3</text:span></text:p>
          </table:table-cell>
          <table:table-cell table:style-name="Tabel2.B3" office:value-type="string">
            <text:p text:style-name="P77">2.01</text:p>
          </table:table-cell>
          <table:table-cell table:style-name="Tabel2.A3" office:value-type="string">
            <text:p text:style-name="P53">0.6<text:span text:style-name="T20">0</text:span></text:p>
          </table:table-cell>
          <table:table-cell table:style-name="Tabel2.J3" office:value-type="string">
            <text:p text:style-name="P146">2.19</text:p>
          </table:table-cell>
        </table:table-row>
        <table:table-row table:style-name="Tabel2.16">
          <table:table-cell table:style-name="Tabel2.A3" office:value-type="string">
            <text:p text:style-name="P114"><text:span text:style-name="T7">8</text:span>. Trainphase</text:p>
          </table:table-cell>
          <table:table-cell table:style-name="Tabel2.B3" office:value-type="string">
            <text:p text:style-name="P127">28</text:p>
          </table:table-cell>
          <table:table-cell table:style-name="Tabel2.A3" office:value-type="string">
            <text:p text:style-name="P127">0.6<text:span text:style-name="T15">4</text:span></text:p>
          </table:table-cell>
          <table:table-cell table:style-name="Tabel2.B3" office:value-type="string">
            <text:p text:style-name="P62">0.1<text:span text:style-name="T15">6</text:span></text:p>
          </table:table-cell>
          <table:table-cell table:style-name="Tabel2.A3" office:value-type="string">
            <text:p text:style-name="P74">0.6<text:span text:style-name="T16">4</text:span></text:p>
          </table:table-cell>
          <table:table-cell table:style-name="Tabel2.B3" office:value-type="string">
            <text:p text:style-name="P74">0.1<text:span text:style-name="T16">8</text:span></text:p>
          </table:table-cell>
          <table:table-cell table:style-name="Tabel2.A3" office:value-type="string">
            <text:p text:style-name="P80">0.68</text:p>
          </table:table-cell>
          <table:table-cell table:style-name="Tabel2.B3" office:value-type="string">
            <text:p text:style-name="P80">015</text:p>
          </table:table-cell>
          <table:table-cell table:style-name="Tabel2.A3" office:value-type="string">
            <text:p text:style-name="P146">0.71</text:p>
          </table:table-cell>
          <table:table-cell table:style-name="Tabel2.J3" office:value-type="string">
            <text:p text:style-name="P146">0.12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8</text:span>. Testphase</text:p>
          </table:table-cell>
          <table:table-cell table:style-name="Tabel2.B3" office:value-type="string">
            <text:p text:style-name="P127">14</text:p>
          </table:table-cell>
          <table:table-cell table:style-name="Tabel2.A3" office:value-type="string">
            <text:p text:style-name="P122">0.<text:span text:style-name="T15">43</text:span></text:p>
          </table:table-cell>
          <table:table-cell table:style-name="Tabel2.B3" office:value-type="string">
            <text:p text:style-name="P62">0.1<text:span text:style-name="T15">8</text:span></text:p>
          </table:table-cell>
          <table:table-cell table:style-name="Tabel2.A3" office:value-type="string">
            <text:p text:style-name="P74">0.5</text:p>
          </table:table-cell>
          <table:table-cell table:style-name="Tabel2.B3" office:value-type="string">
            <text:p text:style-name="P74">0.1<text:span text:style-name="T16">8</text:span></text:p>
          </table:table-cell>
          <table:table-cell table:style-name="Tabel2.A3" office:value-type="string">
            <text:p text:style-name="P80">0.5</text:p>
          </table:table-cell>
          <table:table-cell table:style-name="Tabel2.B3" office:value-type="string">
            <text:p text:style-name="P80">016</text:p>
          </table:table-cell>
          <table:table-cell table:style-name="Tabel2.A3" office:value-type="string">
            <text:p text:style-name="P146">0.64</text:p>
          </table:table-cell>
          <table:table-cell table:style-name="Tabel2.J3" office:value-type="string">
            <text:p text:style-name="P146">0.16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9</text:span>. Trainphase</text:p>
          </table:table-cell>
          <table:table-cell table:style-name="Tabel2.B3" office:value-type="string">
            <text:p text:style-name="P127">67</text:p>
          </table:table-cell>
          <table:table-cell table:style-name="Tabel2.A3" office:value-type="string">
            <text:p text:style-name="P122">0.63</text:p>
          </table:table-cell>
          <table:table-cell table:style-name="Tabel2.B3" office:value-type="string">
            <text:p text:style-name="P62">0.38</text:p>
          </table:table-cell>
          <table:table-cell table:style-name="Tabel2.A3" office:value-type="string">
            <text:p text:style-name="P74">0.<text:span text:style-name="T16">34</text:span></text:p>
          </table:table-cell>
          <table:table-cell table:style-name="Tabel2.B3" office:value-type="string">
            <text:p text:style-name="P74">0.<text:span text:style-name="T16">70</text:span></text:p>
          </table:table-cell>
          <table:table-cell table:style-name="Tabel2.A3" office:value-type="string">
            <text:p text:style-name="P80">0.63</text:p>
          </table:table-cell>
          <table:table-cell table:style-name="Tabel2.B3" office:value-type="string">
            <text:p text:style-name="P80">0.38</text:p>
          </table:table-cell>
          <table:table-cell table:style-name="Tabel2.A3" office:value-type="string">
            <text:p text:style-name="P146">0.69</text:p>
          </table:table-cell>
          <table:table-cell table:style-name="Tabel2.J3" office:value-type="string">
            <text:p text:style-name="P146">0.37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9</text:span>. Testphase</text:p>
          </table:table-cell>
          <table:table-cell table:style-name="Tabel2.B3" office:value-type="string">
            <text:p text:style-name="P127">33</text:p>
          </table:table-cell>
          <table:table-cell table:style-name="Tabel2.A3" office:value-type="string">
            <text:p text:style-name="P122">0.<text:span text:style-name="T15">73</text:span></text:p>
          </table:table-cell>
          <table:table-cell table:style-name="Tabel2.B3" office:value-type="string">
            <text:p text:style-name="P62">0.3<text:span text:style-name="T15">2</text:span></text:p>
          </table:table-cell>
          <table:table-cell table:style-name="Tabel2.A3" office:value-type="string">
            <text:p text:style-name="P74">0.<text:span text:style-name="T16">40</text:span></text:p>
          </table:table-cell>
          <table:table-cell table:style-name="Tabel2.B3" office:value-type="string">
            <text:p text:style-name="P74">0.<text:span text:style-name="T16">59</text:span></text:p>
          </table:table-cell>
          <table:table-cell table:style-name="Tabel2.A3" office:value-type="string">
            <text:p text:style-name="P80">0.67</text:p>
          </table:table-cell>
          <table:table-cell table:style-name="Tabel2.B3" office:value-type="string">
            <text:p text:style-name="P80">0.31</text:p>
          </table:table-cell>
          <table:table-cell table:style-name="Tabel2.A3" office:value-type="string">
            <text:p text:style-name="P146">0.36</text:p>
          </table:table-cell>
          <table:table-cell table:style-name="Tabel2.J3" office:value-type="string">
            <text:p text:style-name="P146">0.56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0</text:span>. Trainphase</text:p>
          </table:table-cell>
          <table:table-cell table:style-name="Tabel2.B3" office:value-type="string">
            <text:p text:style-name="P127">52</text:p>
          </table:table-cell>
          <table:table-cell table:style-name="Tabel2.A3" office:value-type="string">
            <text:p text:style-name="P122">0.<text:span text:style-name="T15">67</text:span></text:p>
          </table:table-cell>
          <table:table-cell table:style-name="Tabel2.B3" office:value-type="string">
            <text:p text:style-name="P62">1.<text:span text:style-name="T15">31</text:span></text:p>
          </table:table-cell>
          <table:table-cell table:style-name="Tabel2.A3" office:value-type="string">
            <text:p text:style-name="P74">0.77</text:p>
          </table:table-cell>
          <table:table-cell table:style-name="Tabel2.B3" office:value-type="string">
            <text:p text:style-name="P74">1.<text:span text:style-name="T16">25</text:span></text:p>
          </table:table-cell>
          <table:table-cell table:style-name="Tabel2.A3" office:value-type="string">
            <text:p text:style-name="P80">0.77</text:p>
          </table:table-cell>
          <table:table-cell table:style-name="Tabel2.B3" office:value-type="string">
            <text:p text:style-name="P80">1.23</text:p>
          </table:table-cell>
          <table:table-cell table:style-name="Tabel2.A3" office:value-type="string">
            <text:p text:style-name="P146">0.71</text:p>
          </table:table-cell>
          <table:table-cell table:style-name="Tabel2.J3" office:value-type="string">
            <text:p text:style-name="P146">1.19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0</text:span>. Testphase</text:p>
          </table:table-cell>
          <table:table-cell table:style-name="Tabel2.B3" office:value-type="string">
            <text:p text:style-name="P127">26</text:p>
          </table:table-cell>
          <table:table-cell table:style-name="Tabel2.A3" office:value-type="string">
            <text:p text:style-name="P122">0.6<text:span text:style-name="T15">2</text:span></text:p>
          </table:table-cell>
          <table:table-cell table:style-name="Tabel2.B3" office:value-type="string">
            <text:p text:style-name="P62">0.9<text:span text:style-name="T15">6</text:span></text:p>
          </table:table-cell>
          <table:table-cell table:style-name="Tabel2.A3" office:value-type="string">
            <text:p text:style-name="P74">0.<text:span text:style-name="T16">5</text:span></text:p>
          </table:table-cell>
          <table:table-cell table:style-name="Tabel2.B3" office:value-type="string">
            <text:p text:style-name="P89">1.24</text:p>
          </table:table-cell>
          <table:table-cell table:style-name="Tabel2.A3" office:value-type="string">
            <text:p text:style-name="P80">0.73</text:p>
          </table:table-cell>
          <table:table-cell table:style-name="Tabel2.B3" office:value-type="string">
            <text:p text:style-name="P80">0.90</text:p>
          </table:table-cell>
          <table:table-cell table:style-name="Tabel2.A3" office:value-type="string">
            <text:p text:style-name="P146">0.57</text:p>
          </table:table-cell>
          <table:table-cell table:style-name="Tabel2.J3" office:value-type="string">
            <text:p text:style-name="P146">0.96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1</text:span>. Trainphase</text:p>
          </table:table-cell>
          <table:table-cell table:style-name="Tabel2.B3" office:value-type="string">
            <text:p text:style-name="P127">49</text:p>
          </table:table-cell>
          <table:table-cell table:style-name="Tabel2.A3" office:value-type="string">
            <text:p text:style-name="P122">0.<text:span text:style-name="T15">65</text:span></text:p>
          </table:table-cell>
          <table:table-cell table:style-name="Tabel2.B3" office:value-type="string">
            <text:p text:style-name="P87">2.25</text:p>
          </table:table-cell>
          <table:table-cell table:style-name="Tabel2.A3" office:value-type="string">
            <text:p text:style-name="P74">0.<text:span text:style-name="T16">51</text:span></text:p>
          </table:table-cell>
          <table:table-cell table:style-name="Tabel2.B3" office:value-type="string">
            <text:p text:style-name="P74">2.<text:span text:style-name="T16">83</text:span></text:p>
          </table:table-cell>
          <table:table-cell table:style-name="Tabel2.A3" office:value-type="string">
            <text:p text:style-name="P80">0.69</text:p>
          </table:table-cell>
          <table:table-cell table:style-name="Tabel2.B3" office:value-type="string">
            <text:p text:style-name="P80">2.08</text:p>
          </table:table-cell>
          <table:table-cell table:style-name="Tabel2.A3" office:value-type="string">
            <text:p text:style-name="P146">0.82</text:p>
          </table:table-cell>
          <table:table-cell table:style-name="Tabel2.J3" office:value-type="string">
            <text:p text:style-name="P146">1.35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1</text:span>. Testphase</text:p>
          </table:table-cell>
          <table:table-cell table:style-name="Tabel2.B3" office:value-type="string">
            <text:p text:style-name="P127">24</text:p>
          </table:table-cell>
          <table:table-cell table:style-name="Tabel2.A3" office:value-type="string">
            <text:p text:style-name="P122">0.<text:span text:style-name="T15">58</text:span></text:p>
          </table:table-cell>
          <table:table-cell table:style-name="Tabel2.B3" office:value-type="string">
            <text:p text:style-name="P140">4.09</text:p>
          </table:table-cell>
          <table:table-cell table:style-name="Tabel2.A3" office:value-type="string">
            <text:p text:style-name="P74">0.<text:span text:style-name="T16">42</text:span></text:p>
          </table:table-cell>
          <table:table-cell table:style-name="Tabel2.B3" office:value-type="string">
            <text:p text:style-name="P89">4.96</text:p>
          </table:table-cell>
          <table:table-cell table:style-name="Tabel2.A3" office:value-type="string">
            <text:p text:style-name="P80">0.75</text:p>
          </table:table-cell>
          <table:table-cell table:style-name="Tabel2.B3" office:value-type="string">
            <text:p text:style-name="P80">2.75</text:p>
          </table:table-cell>
          <table:table-cell table:style-name="Tabel2.A3" office:value-type="string">
            <text:p text:style-name="P146">0.29</text:p>
          </table:table-cell>
          <table:table-cell table:style-name="Tabel2.J3" office:value-type="string">
            <text:p text:style-name="P146">5.78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2</text:span>. Trainphase</text:p>
          </table:table-cell>
          <table:table-cell table:style-name="Tabel2.B3" office:value-type="string">
            <text:p text:style-name="P127"><text:span text:style-name="T10">4</text:span>7</text:p>
          </table:table-cell>
          <table:table-cell table:style-name="Tabel2.A3" office:value-type="string">
            <text:p text:style-name="P125">0.7<text:span text:style-name="T15">2</text:span></text:p>
          </table:table-cell>
          <table:table-cell table:style-name="Tabel2.B3" office:value-type="string">
            <text:p text:style-name="P65">2.<text:span text:style-name="T15">51</text:span></text:p>
          </table:table-cell>
          <table:table-cell table:style-name="Tabel2.A3" office:value-type="string">
            <text:p text:style-name="P74">0.<text:span text:style-name="T17">49</text:span></text:p>
          </table:table-cell>
          <table:table-cell table:style-name="Tabel2.B3" office:value-type="string">
            <text:p text:style-name="P142">3.62</text:p>
          </table:table-cell>
          <table:table-cell table:style-name="Tabel2.A3" office:value-type="string">
            <text:p text:style-name="P80">0.70</text:p>
          </table:table-cell>
          <table:table-cell table:style-name="Tabel2.B3" office:value-type="string">
            <text:p text:style-name="P80">2.29</text:p>
          </table:table-cell>
          <table:table-cell table:style-name="Tabel2.A3" office:value-type="string">
            <text:p text:style-name="P146">0.81</text:p>
          </table:table-cell>
          <table:table-cell table:style-name="Tabel2.J3" office:value-type="string">
            <text:p text:style-name="P146">1.82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2</text:span>. Testphase</text:p>
          </table:table-cell>
          <table:table-cell table:style-name="Tabel2.B3" office:value-type="string">
            <text:p text:style-name="P45">23</text:p>
          </table:table-cell>
          <table:table-cell table:style-name="Tabel2.A3" office:value-type="string">
            <text:p text:style-name="P65">0.74</text:p>
          </table:table-cell>
          <table:table-cell table:style-name="Tabel2.B3" office:value-type="string">
            <text:p text:style-name="P65">2.12</text:p>
          </table:table-cell>
          <table:table-cell table:style-name="Tabel2.A3" office:value-type="string">
            <text:p text:style-name="P74">0.<text:span text:style-name="T17">52</text:span></text:p>
          </table:table-cell>
          <table:table-cell table:style-name="Tabel2.B3" office:value-type="string">
            <text:p text:style-name="P91">3.25</text:p>
          </table:table-cell>
          <table:table-cell table:style-name="Tabel2.A3" office:value-type="string">
            <text:p text:style-name="P80">0.65</text:p>
          </table:table-cell>
          <table:table-cell table:style-name="Tabel2.B3" office:value-type="string">
            <text:p text:style-name="P80">2.33</text:p>
          </table:table-cell>
          <table:table-cell table:style-name="Tabel2.A3" office:value-type="string">
            <text:p text:style-name="P146">0.39</text:p>
          </table:table-cell>
          <table:table-cell table:style-name="Tabel2.J3" office:value-type="string">
            <text:p text:style-name="P146">4.16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3</text:span>. Trainphase</text:p>
          </table:table-cell>
          <table:table-cell table:style-name="Tabel2.B3" office:value-type="string">
            <text:p text:style-name="P45">42</text:p>
          </table:table-cell>
          <table:table-cell table:style-name="Tabel2.A3" office:value-type="string">
            <text:p text:style-name="P65">0.<text:span text:style-name="T15">69</text:span></text:p>
          </table:table-cell>
          <table:table-cell table:style-name="Tabel2.B3" office:value-type="string">
            <text:p text:style-name="P65">0.<text:span text:style-name="T15">8</text:span>5</text:p>
          </table:table-cell>
          <table:table-cell table:style-name="Tabel2.A3" office:value-type="string">
            <text:p text:style-name="P74">0.<text:span text:style-name="T17">64</text:span></text:p>
          </table:table-cell>
          <table:table-cell table:style-name="Tabel2.B3" office:value-type="string">
            <text:p text:style-name="P74">0.<text:span text:style-name="T17">85</text:span></text:p>
          </table:table-cell>
          <table:table-cell table:style-name="Tabel2.A3" office:value-type="string">
            <text:p text:style-name="P80">0.71</text:p>
          </table:table-cell>
          <table:table-cell table:style-name="Tabel2.B3" office:value-type="string">
            <text:p text:style-name="P80">0.77</text:p>
          </table:table-cell>
          <table:table-cell table:style-name="Tabel2.A3" office:value-type="string">
            <text:p text:style-name="P146">0.73</text:p>
          </table:table-cell>
          <table:table-cell table:style-name="Tabel2.J3" office:value-type="string">
            <text:p text:style-name="P146">0.75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3</text:span>. Testphase</text:p>
          </table:table-cell>
          <table:table-cell table:style-name="Tabel2.B3" office:value-type="string">
            <text:p text:style-name="P45">21</text:p>
          </table:table-cell>
          <table:table-cell table:style-name="Tabel2.A3" office:value-type="string">
            <text:p text:style-name="P65">0.5<text:span text:style-name="T15">7</text:span></text:p>
          </table:table-cell>
          <table:table-cell table:style-name="Tabel2.B3" office:value-type="string">
            <text:p text:style-name="P65">1.2<text:span text:style-name="T15">6</text:span></text:p>
          </table:table-cell>
          <table:table-cell table:style-name="Tabel2.A3" office:value-type="string">
            <text:p text:style-name="P74">0.<text:span text:style-name="T17">67</text:span></text:p>
          </table:table-cell>
          <table:table-cell table:style-name="Tabel2.B3" office:value-type="string">
            <text:p text:style-name="P91">1.20</text:p>
          </table:table-cell>
          <table:table-cell table:style-name="Tabel2.A3" office:value-type="string">
            <text:p text:style-name="P80">0.57</text:p>
          </table:table-cell>
          <table:table-cell table:style-name="Tabel2.B3" office:value-type="string">
            <text:p text:style-name="P80">1.25</text:p>
          </table:table-cell>
          <table:table-cell table:style-name="Tabel2.A3" office:value-type="string">
            <text:p text:style-name="P146">0.52</text:p>
          </table:table-cell>
          <table:table-cell table:style-name="Tabel2.J3" office:value-type="string">
            <text:p text:style-name="P146">1.23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4</text:span>. Trainphase</text:p>
          </table:table-cell>
          <table:table-cell table:style-name="Tabel2.B3" office:value-type="string">
            <text:p text:style-name="P45">66</text:p>
          </table:table-cell>
          <table:table-cell table:style-name="Tabel2.A3" office:value-type="string">
            <text:p text:style-name="P65">0.<text:span text:style-name="T15">77</text:span></text:p>
          </table:table-cell>
          <table:table-cell table:style-name="Tabel2.B3" office:value-type="string">
            <text:p text:style-name="P87">2.11</text:p>
          </table:table-cell>
          <table:table-cell table:style-name="Tabel2.A3" office:value-type="string">
            <text:p text:style-name="P74">0.7<text:span text:style-name="T17">0</text:span></text:p>
          </table:table-cell>
          <table:table-cell table:style-name="Tabel2.B3" office:value-type="string">
            <text:p text:style-name="P91">2.52</text:p>
          </table:table-cell>
          <table:table-cell table:style-name="Tabel2.A3" office:value-type="string">
            <text:p text:style-name="P80">0.7<text:span text:style-name="T19">9</text:span></text:p>
          </table:table-cell>
          <table:table-cell table:style-name="Tabel2.B3" office:value-type="string">
            <text:p text:style-name="P80">1.<text:span text:style-name="T19">99</text:span></text:p>
          </table:table-cell>
          <table:table-cell table:style-name="Tabel2.A3" office:value-type="string">
            <text:p text:style-name="P146">0.85</text:p>
          </table:table-cell>
          <table:table-cell table:style-name="Tabel2.J3" office:value-type="string">
            <text:p text:style-name="P146">1.69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4. </text:span>Testphase</text:p>
          </table:table-cell>
          <table:table-cell table:style-name="Tabel2.B3" office:value-type="string">
            <text:p text:style-name="P45">32</text:p>
          </table:table-cell>
          <table:table-cell table:style-name="Tabel2.A3" office:value-type="string">
            <text:p text:style-name="P65">0.<text:span text:style-name="T15">81</text:span></text:p>
          </table:table-cell>
          <table:table-cell table:style-name="Tabel2.B3" office:value-type="string">
            <text:p text:style-name="P87">2.79</text:p>
          </table:table-cell>
          <table:table-cell table:style-name="Tabel2.A3" office:value-type="string">
            <text:p text:style-name="P74">0.78</text:p>
          </table:table-cell>
          <table:table-cell table:style-name="Tabel2.B3" office:value-type="string">
            <text:p text:style-name="P142">4.23</text:p>
          </table:table-cell>
          <table:table-cell table:style-name="Tabel2.A3" office:value-type="string">
            <text:p text:style-name="P80">0.<text:span text:style-name="T19">81</text:span></text:p>
          </table:table-cell>
          <table:table-cell table:style-name="Tabel2.B3" office:value-type="string">
            <text:p text:style-name="P94">2.92</text:p>
          </table:table-cell>
          <table:table-cell table:style-name="Tabel2.A3" office:value-type="string">
            <text:p text:style-name="P146">0.59</text:p>
          </table:table-cell>
          <table:table-cell table:style-name="Tabel2.J3" office:value-type="string">
            <text:p text:style-name="P146">5.82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5</text:span>. Trainphase</text:p>
          </table:table-cell>
          <table:table-cell table:style-name="Tabel2.B3" office:value-type="string">
            <text:p text:style-name="P45">256</text:p>
          </table:table-cell>
          <table:table-cell table:style-name="Tabel2.A3" office:value-type="string">
            <text:p text:style-name="P68">0.60</text:p>
          </table:table-cell>
          <table:table-cell table:style-name="Tabel2.B3" office:value-type="string">
            <text:p text:style-name="P68">2.1<text:span text:style-name="T15">2</text:span></text:p>
          </table:table-cell>
          <table:table-cell table:style-name="Tabel2.A3" office:value-type="string">
            <text:p text:style-name="P74">0.<text:span text:style-name="T17">19</text:span></text:p>
          </table:table-cell>
          <table:table-cell table:style-name="Tabel2.B3" office:value-type="string">
            <text:p text:style-name="P91">5.23</text:p>
          </table:table-cell>
          <table:table-cell table:style-name="Tabel2.A3" office:value-type="string">
            <text:p text:style-name="P83">0.<text:span text:style-name="T19">56</text:span></text:p>
          </table:table-cell>
          <table:table-cell table:style-name="Tabel2.B3" office:value-type="string">
            <text:p text:style-name="P83">2.1<text:span text:style-name="T19">6</text:span></text:p>
          </table:table-cell>
          <table:table-cell table:style-name="Tabel2.A3" office:value-type="string">
            <text:p text:style-name="P146">0.72</text:p>
          </table:table-cell>
          <table:table-cell table:style-name="Tabel2.J3" office:value-type="string">
            <text:p text:style-name="P146">1.70</text:p>
          </table:table-cell>
        </table:table-row>
        <table:table-row table:style-name="Tabel2.18">
          <table:table-cell table:style-name="Tabel2.A3" office:value-type="string">
            <text:p text:style-name="P114"><text:span text:style-name="T7">15. </text:span>Testphase</text:p>
          </table:table-cell>
          <table:table-cell table:style-name="Tabel2.B3" office:value-type="string">
            <text:p text:style-name="P45">127</text:p>
          </table:table-cell>
          <table:table-cell table:style-name="Tabel2.A3" office:value-type="string">
            <text:p text:style-name="P68">0.<text:span text:style-name="T15">58</text:span></text:p>
          </table:table-cell>
          <table:table-cell table:style-name="Tabel2.B3" office:value-type="string">
            <text:p text:style-name="P68">2.<text:span text:style-name="T15">13</text:span></text:p>
          </table:table-cell>
          <table:table-cell table:style-name="Tabel2.A3" office:value-type="string">
            <text:p text:style-name="P74">0.<text:span text:style-name="T17">33</text:span></text:p>
          </table:table-cell>
          <table:table-cell table:style-name="Tabel2.B3" office:value-type="string">
            <text:p text:style-name="P142">3.10 </text:p>
          </table:table-cell>
          <table:table-cell table:style-name="Tabel2.A3" office:value-type="string">
            <text:p text:style-name="P83">0.<text:span text:style-name="T19">60</text:span></text:p>
          </table:table-cell>
          <table:table-cell table:style-name="Tabel2.B3" office:value-type="string">
            <text:p text:style-name="P83">2.<text:span text:style-name="T19">17</text:span></text:p>
          </table:table-cell>
          <table:table-cell table:style-name="Tabel2.A3" office:value-type="string">
            <text:p text:style-name="P146">0.58</text:p>
          </table:table-cell>
          <table:table-cell table:style-name="Tabel2.J3" office:value-type="string">
            <text:p text:style-name="P146">2.18</text:p>
          </table:table-cell>
        </table:table-row>
      </table:table>
      <text:p text:style-name="P166"/>
      <text:p text:style-name="P134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default-outline-level="">
      <style:paragraph-properties fo:line-height="100%" fo:text-align="center" style:justify-single-word="false" fo:keep-together="always"/>
      <style:text-properties fo:font-size="9pt" style:font-size-asian="9pt" style:font-size-complex="9pt" style:font-style-complex="italic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nl" fo:country="NL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30:11.209483313</meta:creation-date>
    <dc:date>2018-03-10T14:54:18.394274963</dc:date>
    <meta:editing-duration>PT4H43M11S</meta:editing-duration>
    <meta:editing-cycles>25</meta:editing-cycles>
    <meta:generator>LibreOffice/5.1.6.2$Linux_X86_64 LibreOffice_project/10m0$Build-2</meta:generator>
    <meta:document-statistic meta:table-count="3" meta:image-count="0" meta:object-count="0" meta:page-count="4" meta:paragraph-count="712" meta:word-count="819" meta:character-count="3924" meta:non-whitespace-character-count="3787"/>
  </office:meta>
</office:document-meta>
</file>